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78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draw:fill="none" draw:stroke="solid" svg:stroke-width="0.00694in" svg:stroke-color="#5b9bd5" draw:marker-end="a800" svg:stroke-opacity="100%" draw:stroke-linejoin="miter" svg:stroke-linecap="butt"/>
    </style:style>
    <style:style style:family="graphic" style:name="a64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draw:fill="none" draw:stroke="solid" svg:stroke-width="0.00694in" svg:stroke-color="#5b9bd5" draw:marker-end="a802" svg:stroke-opacity="100%" draw:stroke-linejoin="miter" svg:stroke-linecap="butt"/>
    </style:style>
    <style:style style:family="graphic" style:name="a64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64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79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draw:fill="none" draw:stroke="solid" svg:stroke-width="0.00694in" svg:stroke-color="#5b9bd5" draw:marker-end="a810" svg:stroke-opacity="100%" draw:stroke-linejoin="miter" svg:stroke-linecap="butt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5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13">
      <style:graphic-properties draw:fill="none" draw:stroke="solid" svg:stroke-width="0.00694in" svg:stroke-color="#5b9bd5" draw:marker-end="a812" svg:stroke-opacity="100%" draw:stroke-linejoin="miter" svg:stroke-linecap="butt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6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68">
      <style:graphic-properties draw:fill="none" draw:stroke="solid" svg:stroke-width="0.00694in" svg:stroke-color="#5b9bd5" draw:marker-end="a667" svg:stroke-opacity="100%" draw:stroke-linejoin="miter" svg:stroke-linecap="butt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draw:fill="none" draw:stroke="solid" svg:stroke-width="0.00694in" svg:stroke-color="#5b9bd5" draw:marker-end="a669" svg:stroke-opacity="100%" draw:stroke-linejoin="miter" svg:stroke-linecap="butt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>
      <style:graphic-properties draw:fill="none" draw:stroke="solid" svg:stroke-width="0.00694in" svg:stroke-color="#5b9bd5" draw:marker-end="a671" svg:stroke-opacity="100%" draw:stroke-linejoin="miter" svg:stroke-linecap="butt"/>
    </style:style>
    <style:style style:family="paragraph" style:name="a831">
      <style:paragraph-properties fo:line-height="100%" fo:text-align="left" style:tab-stop-distance="1in" fo:margin-left="0.1875in" fo:margin-right="0in" fo:text-indent="-0.18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draw:fill="none" draw:stroke="solid" svg:stroke-width="0.00694in" svg:stroke-color="#5b9bd5" draw:marker-end="a673" svg:stroke-opacity="100%" draw:stroke-linejoin="miter" svg:stroke-linecap="butt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.1875in" fo:margin-right="0in" fo:text-indent="-0.18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draw:fill="none" draw:stroke="solid" svg:stroke-width="0.00694in" svg:stroke-color="#5b9bd5" draw:marker-end="a675" svg:stroke-opacity="100%" draw:stroke-linejoin="miter" svg:stroke-linecap="butt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8">
      <style:graphic-properties draw:fill="none" draw:stroke="solid" svg:stroke-width="0.00694in" svg:stroke-color="#5b9bd5" draw:marker-end="a677" svg:stroke-opacity="100%" draw:stroke-linejoin="miter" svg:stroke-linecap="butt"/>
    </style:style>
    <style:style style:family="paragraph" style:name="a837">
      <style:paragraph-properties fo:line-height="100%" fo:text-align="left" style:tab-stop-distance="1in" fo:margin-left="0.1875in" fo:margin-right="0in" fo:text-indent="-0.18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0">
      <style:graphic-properties draw:fill="none" draw:stroke="solid" svg:stroke-width="0.00694in" svg:stroke-color="#5b9bd5" draw:marker-end="a679" svg:stroke-opacity="100%" draw:stroke-linejoin="miter" svg:stroke-linecap="butt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2">
      <style:graphic-properties draw:fill="none" draw:stroke="solid" svg:stroke-width="0.00694in" svg:stroke-color="#5b9bd5" draw:marker-end="a681" svg:stroke-opacity="100%" draw:stroke-linejoin="miter" svg:stroke-linecap="butt"/>
    </style:style>
    <style:style style:family="paragraph" style:name="a841">
      <style:paragraph-properties fo:line-height="100%" fo:text-align="left" style:tab-stop-distance="1in" fo:margin-left="0.1875in" fo:margin-right="0in" fo:text-indent="-0.18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draw:fill="none" draw:stroke="solid" svg:stroke-width="0.00694in" svg:stroke-color="#5b9bd5" draw:marker-end="a683" svg:stroke-opacity="100%" draw:stroke-linejoin="miter" svg:stroke-linecap="butt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draw:fill="none" draw:stroke="solid" svg:stroke-width="0.00694in" svg:stroke-color="#5b9bd5" draw:marker-end="a685" svg:stroke-opacity="100%" draw:stroke-linejoin="miter" svg:stroke-linecap="butt"/>
    </style:style>
    <style:style style:family="graphic" style:name="a84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5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>
      <style:graphic-properties draw:fill="none" draw:stroke="solid" svg:stroke-width="0.00694in" svg:stroke-color="#5b9bd5" draw:marker-end="a700" svg:stroke-opacity="100%" draw:stroke-linejoin="miter" svg:stroke-linecap="butt"/>
    </style:style>
    <style:style style:family="graphic" style:name="a847">
      <style:graphic-properties draw:fill="none" draw:stroke="solid" svg:stroke-width="0.00694in" svg:stroke-color="#5b9bd5" draw:marker-end="a846" svg:stroke-opacity="100%" draw:stroke-linejoin="miter" svg:stroke-linecap="butt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draw:fill="none" draw:stroke="solid" svg:stroke-width="0.00694in" svg:stroke-color="#5b9bd5" draw:marker-end="a687" svg:stroke-opacity="100%" draw:stroke-linejoin="miter" svg:stroke-linecap="butt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draw:fill="none" draw:stroke="solid" svg:stroke-width="0.00694in" svg:stroke-color="#5b9bd5" draw:marker-end="a848" svg:stroke-opacity="100%" draw:stroke-linejoin="miter" svg:stroke-linecap="butt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4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706">
      <style:graphic-properties draw:fill="solid" draw:fill-color="#5b9bd5" draw:opacity="100%" draw:stroke="solid" svg:stroke-width="0.02778in" svg:stroke-color="#41719c" svg:stroke-opacity="100%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0">
      <style:graphic-properties draw:fill="none" draw:stroke="solid" svg:stroke-width="0.00694in" svg:stroke-color="#5b9bd5" draw:marker-end="a689" svg:stroke-opacity="100%" draw:stroke-linejoin="miter" svg:stroke-linecap="butt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draw:fill="none" draw:stroke="solid" svg:stroke-width="0.00694in" svg:stroke-color="#5b9bd5" draw:marker-end="a850" svg:stroke-opacity="100%" draw:stroke-linejoin="miter" svg:stroke-linecap="butt"/>
    </style:style>
    <style:style style:family="graphic" style:name="a69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3">
      <style:graphic-properties draw:fill="none" draw:stroke="solid" svg:stroke-width="0.00694in" svg:stroke-color="#5b9bd5" draw:marker-end="a852" svg:stroke-opacity="100%" draw:stroke-linejoin="miter" svg:stroke-linecap="butt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855">
      <style:graphic-properties draw:fill="none" draw:stroke="solid" svg:stroke-width="0.00694in" svg:stroke-color="#5b9bd5" draw:marker-end="a854" svg:stroke-opacity="100%" draw:stroke-linejoin="miter" svg:stroke-linecap="butt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57">
      <style:graphic-properties draw:fill="none" draw:stroke="solid" svg:stroke-width="0.00694in" svg:stroke-color="#5b9bd5" draw:marker-end="a856" svg:stroke-opacity="100%" draw:stroke-linejoin="miter" svg:stroke-linecap="butt"/>
    </style:style>
    <style:style style:family="graphic" style:name="a55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draw:fill="none" draw:stroke="solid" svg:stroke-width="0.00694in" svg:stroke-color="#5b9bd5" draw:marker-end="a858" svg:stroke-opacity="100%" draw:stroke-linejoin="miter" svg:stroke-linecap="butt"/>
    </style:style>
    <style:style style:family="text" style:name="a5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1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5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1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5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draw:fill="none" draw:stroke="solid" svg:stroke-width="0.00694in" svg:stroke-color="#5b9bd5" draw:marker-end="a860" svg:stroke-opacity="100%" draw:stroke-linejoin="miter" svg:stroke-linecap="butt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6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6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68">
      <style:graphic-properties draw:fill="none" draw:stroke="solid" svg:stroke-width="0.00694in" svg:stroke-color="#5b9bd5" draw:marker-end="a867" svg:stroke-opacity="100%" draw:stroke-linejoin="miter" svg:stroke-linecap="butt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6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73">
      <style:graphic-properties draw:fill="solid" draw:fill-color="#5b9bd5" draw:opacity="100%" draw:stroke="solid" svg:stroke-width="0.02778in" svg:stroke-color="#41719c" svg:stroke-opacity="100%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8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8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8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0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0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1">
      <style:graphic-properties draw:fill="none" draw:stroke="solid" svg:stroke-width="0.00694in" svg:stroke-color="#5b9bd5" draw:marker-end="a750" svg:stroke-opacity="100%" draw:stroke-linejoin="miter" svg:stroke-linecap="butt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3">
      <style:graphic-properties draw:fill="none" draw:stroke="solid" svg:stroke-width="0.00694in" svg:stroke-color="#5b9bd5" draw:marker-end="a752" svg:stroke-opacity="100%" draw:stroke-linejoin="miter" svg:stroke-linecap="butt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55">
      <style:graphic-properties draw:fill="none" draw:stroke="solid" svg:stroke-width="0.00694in" svg:stroke-color="#5b9bd5" draw:marker-end="a754" svg:stroke-opacity="100%" draw:stroke-linejoin="miter" svg:stroke-linecap="butt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1">
      <style:graphic-properties draw:fill="none" draw:stroke="solid" svg:stroke-width="0.00694in" svg:stroke-color="#5b9bd5" draw:marker-end="a610" svg:stroke-opacity="100%" draw:stroke-linejoin="miter" svg:stroke-linecap="butt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3">
      <style:graphic-properties draw:fill="none" draw:stroke="solid" svg:stroke-width="0.00694in" svg:stroke-color="#5b9bd5" draw:marker-end="a612" svg:stroke-opacity="100%" draw:stroke-linejoin="miter" svg:stroke-linecap="butt"/>
    </style:style>
    <style:style style:family="graphic" style:name="a615">
      <style:graphic-properties draw:fill="none" draw:stroke="solid" svg:stroke-width="0.00694in" svg:stroke-color="#5b9bd5" draw:marker-end="a614" svg:stroke-opacity="100%" draw:stroke-linejoin="miter" svg:stroke-linecap="butt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63">
      <style:graphic-properties draw:fill="none" draw:stroke="solid" svg:stroke-width="0.00694in" svg:stroke-color="#5b9bd5" draw:marker-end="a762" svg:stroke-opacity="100%" draw:stroke-linejoin="miter" svg:stroke-linecap="butt"/>
    </style:style>
    <style:style style:family="graphic" style:name="a765">
      <style:graphic-properties draw:fill="none" draw:stroke="solid" svg:stroke-width="0.00694in" svg:stroke-color="#5b9bd5" draw:marker-end="a764" svg:stroke-opacity="100%" draw:stroke-linejoin="miter" svg:stroke-linecap="butt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draw:fill="none" draw:stroke="solid" svg:stroke-width="0.00694in" svg:stroke-color="#5b9bd5" draw:marker-end="a620" svg:stroke-opacity="100%" draw:stroke-linejoin="miter" svg:stroke-linecap="butt"/>
    </style:style>
    <style:style style:family="graphic" style:name="a76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draw:fill="none" draw:stroke="solid" svg:stroke-width="0.00694in" svg:stroke-color="#5b9bd5" draw:marker-end="a622" svg:stroke-opacity="100%" draw:stroke-linejoin="miter" svg:stroke-linecap="butt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28">
      <style:graphic-properties draw:fill="none" draw:stroke="solid" svg:stroke-width="0.00694in" svg:stroke-color="#5b9bd5" draw:marker-end="a627" svg:stroke-opacity="100%" draw:stroke-linejoin="miter" svg:stroke-linecap="butt"/>
    </style:style>
    <style:style style:family="paragraph" style:name="a77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draw:fill="none" draw:stroke="solid" svg:stroke-width="0.00694in" svg:stroke-color="#5b9bd5" draw:marker-end="a629" svg:stroke-opacity="100%" draw:stroke-linejoin="miter" svg:stroke-linecap="butt"/>
    </style:style>
    <style:style style:family="graphic" style:name="a77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draw:fill="none" draw:stroke="solid" svg:stroke-width="0.00694in" svg:stroke-color="#5b9bd5" draw:marker-end="a631" svg:stroke-opacity="100%" draw:stroke-linejoin="miter" svg:stroke-linecap="butt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text:list-style style:name="a83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4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3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3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</office:automatic-styles>
  <office:body>
    <office:presentation>
      <draw:page draw:name="page1" draw:style-name="a540" draw:master-page-name="Master1-Layout7-blank-En-blanco" presentation:presentation-page-layout-name="Master1-PPL7" draw:id="Slide-256">
        <draw:custom-shape svg:x="0in" svg:y="0in" svg:width="1.7038in" svg:height="8.26772in" draw:id="id73" draw:style-name="a543" draw:name="Rectángulo 3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0492in" svg:y="0in" svg:width="7.56261in" svg:height="8.26772in" draw:id="id74" draw:style-name="a546" draw:name="Rectángulo 4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408in" svg:y="0.00141in" svg:width="1.862in" svg:height="8.26772in" draw:id="id75" draw:style-name="a549" draw:name="Rectángulo 5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0.98389in" svg:height="8.26772in" draw:id="id76" draw:style-name="a552" draw:name="Rectángulo 6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.70492in" svg:height="0.3937in" draw:id="id77" draw:style-name="a556" draw:name="Forma libre 7">
          <svg:title/>
          <svg:desc/>
          <text:p text:style-name="a555" text:class-names="" text:cond-style-name=""><text:span text:style-name="a553" text:class-names="">Gerente General</text:span><text:span text:style-name="a55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70492in" svg:y="0in" svg:width="3.73476in" svg:height="0.38666in" draw:id="id78" draw:style-name="a559" draw:name="Forma libre 8">
          <svg:title/>
          <svg:desc/>
          <text:p text:style-name="a558" text:class-names="" text:cond-style-name=""><text:span text:style-name="a557" text:class-names="">Asesor de Servici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4408in" svg:y="0in" svg:width="1.862in" svg:height="0.38666in" draw:id="id79" draw:style-name="a562" draw:name="Forma libre 9">
          <svg:title/>
          <svg:desc/>
          <text:p text:style-name="a561" text:class-names="" text:cond-style-name=""><text:span text:style-name="a560" text:class-names="">Jefe de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75198in" svg:y="0.56029in" svg:width="1.1811in" svg:height="0.62638in" draw:id="id80" draw:style-name="a565" draw:name="Forma libre 13">
          <svg:title/>
          <svg:desc/>
          <text:p text:style-name="a564" text:class-names="" text:cond-style-name=""><text:span text:style-name="a563" text:class-names="">Asigna turno. Registra en la agend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99185in" svg:y="2.21079in" svg:width="1.34651in" svg:height="0.69306in" draw:id="id81" draw:style-name="a575" draw:name="Forma libre 30">
          <svg:title/>
          <svg:desc/>
          <text:p text:style-name="a574" text:class-names="" text:cond-style-name=""><text:span text:style-name="a566" text:class-names="">Si la unidad<text:s text:c="1"/></text:span><text:span text:style-name="a567" text:class-names="">es MB<text:s text:c="1"/></text:span><text:span text:style-name="a568" text:class-names="">r</text:span><text:span text:style-name="a569" text:class-names="">ealiza<text:s text:c="1"/></text:span><text:span text:style-name="a570" text:class-names="">la consulta de VIN en el<text:s text:c="1"/></text:span><text:span text:style-name="a571" text:class-names="">sistema. Y si</text:span><text:span text:style-name="a572" text:class-names=""><text:s text:c="1"/>existen, registra las RRT en la pre orden</text:span><text:span text:style-name="a57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64823in" svg:y="2.19133in" svg:width="1.33272in" svg:height="0.71028in" draw:id="id82" draw:style-name="a578" draw:name="Forma libre 31">
          <svg:title/>
          <svg:desc/>
          <text:p text:style-name="a577" text:class-names="" text:cond-style-name=""><text:span text:style-name="a576" text:class-names="">Comunica a los técnicos los trabajos agendados y prevee cualquier inconven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83" draw:style-name="a581" draw:name="CuadroTexto 64" svg:x="5.42624in" svg:y="1.44855in" svg:width="0.31457in" svg:height="0.20866in">
          <draw:text-box>
            <text:p text:style-name="a580" text:class-names="" text:cond-style-name=""><text:span text:style-name="a579" text:class-names="">SI</text:span></text:p>
          </draw:text-box>
          <svg:title/>
          <svg:desc/>
        </draw:frame>
        <draw:frame draw:id="id84" draw:style-name="a584" draw:name="CuadroTexto 65" svg:x="6.36299in" svg:y="1.88047in" svg:width="0.35433in" svg:height="0.27559in">
          <draw:text-box>
            <text:p text:style-name="a583" text:class-names="" text:cond-style-name=""><text:span text:style-name="a582" text:class-names="">NO</text:span></text:p>
          </draw:text-box>
          <svg:title/>
          <svg:desc/>
        </draw:frame>
        <draw:custom-shape svg:x="1.92951in" svg:y="0.57979in" svg:width="1.1811in" svg:height="0.5874in" draw:id="id85" draw:style-name="a587" draw:name="Forma libre 79">
          <svg:title/>
          <svg:desc/>
          <text:p text:style-name="a586" text:class-names="" text:cond-style-name=""><text:span text:style-name="a585" text:class-names="">Verifica disponibilidad de técnicos de acuerdo a tipo de unidad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66516in" svg:y="2.22722in" svg:width="1.41937in" svg:height="0.64783in" draw:id="id86" draw:style-name="a595" draw:name="Forma libre 81">
          <svg:title/>
          <svg:desc/>
          <text:p text:style-name="a594" text:class-names="" text:cond-style-name=""><text:span text:style-name="a588" text:class-names="">Recibe<text:s text:c="1"/></text:span><text:span text:style-name="a589" text:class-names="">la unidad.</text:span><text:span text:style-name="a590" text:class-names=""><text:s text:c="1"/>Abre<text:s text:c="1"/></text:span><text:span text:style-name="a591" text:class-names="">preorden</text:span><text:span text:style-name="a592" text:class-names="">, con cliente Automotores El Cóndor SA.<text:s text:c="1"/></text:span><text:span text:style-name="a59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76061in" svg:y="3.10014in" svg:width="1.39214in" svg:height="0.64783in" draw:id="id87" draw:style-name="a600" draw:name="Forma libre 82">
          <svg:title/>
          <svg:desc/>
          <text:p text:style-name="a599" text:class-names="" text:cond-style-name=""><text:span text:style-name="a596" text:class-names="">Realiza el control de recepción de la unidad. Registra el<text:s text:c="1"/></text:span><text:span text:style-name="a597" text:class-names="">mismo.</text:span><text:span text:style-name="a59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70469in" svg:y="0.5883in" svg:width="1.1811in" svg:height="0.57036in" draw:id="id88" draw:style-name="a603" draw:name="Forma libre 87">
          <svg:title/>
          <svg:desc/>
          <text:p text:style-name="a602" text:class-names="" text:cond-style-name=""><text:span text:style-name="a601" text:class-names="">Recibe notificación sobre composición de agenda del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64823in" svg:y="1.49637in" svg:width="1.31706in" svg:height="0.37065in" draw:id="id89" draw:style-name="a606" draw:name="Forma libre 89">
          <svg:title/>
          <svg:desc/>
          <text:p text:style-name="a605" text:class-names="" text:cond-style-name=""><text:span text:style-name="a604" text:class-names="">¿Modifica turno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3.7843in" svg:y="1.40466in" svg:width="1.1811in" svg:height="0.53574in" draw:id="id90" draw:style-name="a609" draw:name="Forma libre 90">
          <svg:title/>
          <svg:desc/>
          <text:p text:style-name="a608" text:class-names="" text:cond-style-name=""><text:span text:style-name="a607" text:class-names="">Re asigna <text:s text:c="1"/>un nuevo turno. Registra en la agenda. Comunica al cliente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4.93308in" svg:y1="0.87348in" draw:start-shape="id80" draw:start-glue-point="1" svg:x2="5.70469in" svg:y2="0.87348in" draw:end-shape="id88" draw:end-glue-point="3" draw:id="id91" draw:style-name="a611" draw:name="Conector recto de flecha 96">
          <svg:title/>
          <svg:desc/>
        </draw:connector>
        <draw:connector draw:type="line" svg:x1="6.29524in" svg:y1="1.15866in" draw:start-shape="id88" draw:start-glue-point="2" svg:x2="6.30676in" svg:y2="1.49637in" draw:end-shape="id89" draw:end-glue-point="0" draw:id="id92" draw:style-name="a613" draw:name="Conector recto de flecha 100">
          <svg:title/>
          <svg:desc/>
        </draw:connector>
        <draw:connector draw:type="line" svg:x1="5.64823in" svg:y1="1.6817in" draw:start-shape="id89" draw:start-glue-point="3" svg:x2="4.9654in" svg:y2="1.67253in" draw:end-shape="id90" draw:end-glue-point="1" draw:id="id93" draw:style-name="a615" draw:name="Conector recto de flecha 103">
          <svg:title/>
          <svg:desc/>
        </draw:connector>
        <draw:custom-shape svg:x="0.15595in" svg:y="0.53144in" svg:width="1.35378in" svg:height="0.68409in" draw:id="id94" draw:style-name="a619" draw:name="Forma libre 143">
          <svg:title/>
          <svg:desc/>
          <text:p text:style-name="a618" text:class-names="" text:cond-style-name=""><text:span text:style-name="a616" text:class-names="">Realiza solicitud de reparación en unidad de Automotores El Cóndor SA.</text:span><text:span text:style-name="a61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1.50973in" svg:y1="0.87348in" draw:start-shape="id94" draw:start-glue-point="1" svg:x2="1.92951in" svg:y2="0.87349in" draw:end-shape="id85" draw:end-glue-point="3" draw:id="id95" draw:style-name="a621" draw:name="Conector recto de flecha 157">
          <svg:title/>
          <svg:desc/>
        </draw:connector>
        <draw:connector draw:type="line" svg:x1="6.30676in" svg:y1="1.86702in" draw:start-shape="id89" draw:start-glue-point="2" svg:x2="6.31459in" svg:y2="2.19133in" draw:end-shape="id82" draw:end-glue-point="0" draw:id="id96" draw:style-name="a623" draw:name="Conector recto de flecha 189">
          <svg:title/>
          <svg:desc/>
        </draw:connector>
        <draw:custom-shape svg:x="8.21252in" svg:y="7.90497in" svg:width="0.21739in" svg:height="0.19685in" draw:id="id97" draw:style-name="a626" draw:name="Elipse 230">
          <svg:title/>
          <svg:desc/>
          <text:p text:style-name="a625" text:class-names="" text:cond-style-name=""><text:span text:style-name="a624" text:class-names="">1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3.11061in" svg:y1="0.87349in" draw:start-shape="id85" draw:start-glue-point="1" svg:x2="3.75198in" svg:y2="0.87348in" draw:end-shape="id80" draw:end-glue-point="3" draw:id="id98" draw:style-name="a628" draw:name="Conector recto de flecha 78">
          <svg:title/>
          <svg:desc/>
        </draw:connector>
        <draw:connector draw:type="line" svg:x1="5.64823in" svg:y1="2.54647in" draw:start-shape="id82" draw:start-glue-point="3" svg:x2="5.08453in" svg:y2="2.55114in" draw:end-shape="id86" draw:end-glue-point="1" draw:id="id99" draw:style-name="a630" draw:name="Conector recto de flecha 93">
          <svg:title/>
          <svg:desc/>
        </draw:connector>
        <draw:connector draw:type="line" svg:x1="4.37485in" svg:y1="1.94039in" draw:start-shape="id90" draw:start-glue-point="2" svg:x2="4.37485in" svg:y2="2.22722in" draw:end-shape="id86" draw:end-glue-point="0" draw:id="id100" draw:style-name="a632" draw:name="Conector recto de flecha 95">
          <svg:title/>
          <svg:desc/>
        </draw:connector>
        <draw:custom-shape svg:x="7.3028in" svg:y="-0in" svg:width="1.96473in" svg:height="0.38667in" draw:id="id101" draw:style-name="a635" draw:name="Forma libre 7">
          <svg:title/>
          <svg:desc/>
          <text:p text:style-name="a634" text:class-names="" text:cond-style-name=""><text:span text:style-name="a633" text:class-names="">Técnic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26753in" svg:y="-0in" svg:width="1.71636in" svg:height="0.38667in" draw:id="id102" draw:style-name="a639" draw:name="Forma libre 9">
          <svg:title/>
          <svg:desc/>
          <text:p text:style-name="a638" text:class-names="" text:cond-style-name=""><text:span text:style-name="a636" text:class-names="">Administrativo<text:s text:c="1"/></text:span><text:span text:style-name="a637" text:class-names="">de Repuest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69462in" svg:y="3.18784in" svg:width="1.1811in" svg:height="0.47244in" draw:id="id103" draw:style-name="a642" draw:name="Forma libre 2">
          <svg:title/>
          <svg:desc/>
          <text:p text:style-name="a641" text:class-names="" text:cond-style-name=""><text:span text:style-name="a640" text:class-names="">Recibe la unidad y la 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77244in" svg:y="3.90167in" svg:width="1.1811in" svg:height="0.48959in" draw:id="id104" draw:style-name="a645" draw:name="Forma libre 35">
          <svg:title/>
          <svg:desc/>
          <text:p text:style-name="a644" text:class-names="" text:cond-style-name=""><text:span text:style-name="a643" text:class-names="">Verifica y aprueba la solicitud de piezas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69462in" svg:y="3.91163in" svg:width="1.1811in" svg:height="0.47244in" draw:id="id105" draw:style-name="a648" draw:name="Forma libre 86">
          <svg:title/>
          <svg:desc/>
          <text:p text:style-name="a647" text:class-names="" text:cond-style-name=""><text:span text:style-name="a646" text:class-names="">Realiza la solicitud de piezas para el trabajo encargado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78419in" svg:y="4.58341in" svg:width="1.1811in" svg:height="0.48959in" draw:id="id106" draw:style-name="a651" draw:name="Forma libre 88">
          <svg:title/>
          <svg:desc/>
          <text:p text:style-name="a650" text:class-names="" text:cond-style-name=""><text:span text:style-name="a649" text:class-names="">Remite pedido de piezas al sector de Repuest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516in" svg:y="6.07377in" svg:width="1.1811in" svg:height="0.48959in" draw:id="id107" draw:style-name="a654" draw:name="Forma libre 37">
          <svg:title/>
          <svg:desc/>
          <text:p text:style-name="a653" text:class-names="" text:cond-style-name=""><text:span text:style-name="a652" text:class-names="">Registra piezas entregadas en el vale de repuestos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516in" svg:y="6.92595in" svg:width="1.1811in" svg:height="0.48959in" draw:id="id108" draw:style-name="a657" draw:name="Forma libre 40">
          <svg:title/>
          <svg:desc/>
          <text:p text:style-name="a656" text:class-names="" text:cond-style-name=""><text:span text:style-name="a655" text:class-names="">Las piezas son imputadas a la OR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47642in" svg:y="5.42719in" svg:width="1.26026in" svg:height="0.30369in" draw:id="id109" draw:style-name="a660" draw:name="Forma libre 44">
          <svg:title/>
          <svg:desc/>
          <text:p text:style-name="a659" text:class-names="" text:cond-style-name=""><text:span text:style-name="a658" text:class-names="">¿Aprueba piezas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5.81294in" svg:y="5.34205in" svg:width="1.1811in" svg:height="0.48959in" draw:id="id110" draw:style-name="a663" draw:name="Forma libre 78">
          <svg:title/>
          <svg:desc/>
          <text:p text:style-name="a662" text:class-names="" text:cond-style-name=""><text:span text:style-name="a661" text:class-names="">Se analiza el motivo de rechazo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71698in" svg:y="6.86375in" svg:width="1.20847in" svg:height="0.61399in" draw:id="id111" draw:style-name="a666" draw:name="Forma libre 38">
          <svg:title/>
          <svg:desc/>
          <text:p text:style-name="a665" text:class-names="" text:cond-style-name=""><text:span text:style-name="a664" text:class-names="">Recibe las piezas y firma el vale de repuestos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3.66516in" svg:y1="2.55114in" draw:start-shape="id86" draw:start-glue-point="3" svg:x2="3.33836in" svg:y2="2.55732in" draw:end-shape="id81" draw:end-glue-point="1" draw:id="id112" draw:style-name="a668" draw:name="Conector recto de flecha 144">
          <svg:title/>
          <svg:desc/>
        </draw:connector>
        <draw:connector draw:type="standard" svg:x1="3.47296in" svg:y1="2.6162in" draw:start-shape="id81" draw:start-glue-point="2" svg:x2="2.95275in" svg:y2="3.7117in" draw:end-shape="id87" draw:end-glue-point="3" draw:id="id113" draw:style-name="a670" draw:transform="translate(-3.21286in -3.16395in) rotate(-4.71239) translate(3.21286in 3.16395in)" draw:name="Conector angular 147">
          <svg:title/>
          <svg:desc/>
        </draw:connector>
        <draw:connector draw:type="line" svg:x1="5.15275in" svg:y1="3.42406in" draw:start-shape="id87" draw:start-glue-point="1" svg:x2="7.69462in" svg:y2="3.42406in" draw:end-shape="id103" draw:end-glue-point="3" draw:id="id114" draw:style-name="a672" draw:name="Conector recto de flecha 154">
          <svg:title/>
          <svg:desc/>
        </draw:connector>
        <draw:connector draw:type="line" svg:x1="8.28517in" svg:y1="3.66028in" draw:start-shape="id103" draw:start-glue-point="2" svg:x2="8.28517in" svg:y2="3.91163in" draw:end-shape="id105" draw:end-glue-point="0" draw:id="id115" draw:style-name="a674" draw:name="Conector recto de flecha 157">
          <svg:title/>
          <svg:desc/>
        </draw:connector>
        <draw:connector draw:type="standard" svg:x1="6.96529in" svg:y1="4.82821in" draw:start-shape="id106" draw:start-glue-point="1" svg:x2="10.10655in" svg:y2="5.42719in" draw:end-shape="id109" draw:end-glue-point="0" draw:id="id116" draw:style-name="a676" draw:name="Conector angular 160">
          <svg:title/>
          <svg:desc/>
        </draw:connector>
        <draw:connector draw:type="line" svg:x1="9.47642in" svg:y1="5.57903in" draw:start-shape="id109" draw:start-glue-point="3" svg:x2="6.99404in" svg:y2="5.58684in" draw:end-shape="id110" draw:end-glue-point="1" draw:id="id117" draw:style-name="a678" draw:name="Conector recto de flecha 162">
          <svg:title/>
          <svg:desc/>
        </draw:connector>
        <draw:connector draw:type="line" svg:x1="7.69462in" svg:y1="4.14785in" draw:start-shape="id105" draw:start-glue-point="3" svg:x2="6.95354in" svg:y2="4.14647in" draw:end-shape="id104" draw:end-glue-point="1" draw:id="id118" draw:style-name="a680" draw:name="Conector recto de flecha 167">
          <svg:title/>
          <svg:desc/>
        </draw:connector>
        <draw:connector draw:type="line" svg:x1="6.36299in" svg:y1="4.39126in" draw:start-shape="id104" draw:start-glue-point="2" svg:x2="6.37474in" svg:y2="4.58341in" draw:end-shape="id106" draw:end-glue-point="0" draw:id="id119" draw:style-name="a682" draw:name="Conector recto de flecha 169">
          <svg:title/>
          <svg:desc/>
        </draw:connector>
        <draw:connector draw:type="line" svg:x1="10.10655in" svg:y1="5.73088in" draw:start-shape="id109" draw:start-glue-point="2" svg:x2="10.10655in" svg:y2="6.07377in" draw:end-shape="id107" draw:end-glue-point="0" draw:id="id120" draw:style-name="a684" draw:name="Conector recto de flecha 175">
          <svg:title/>
          <svg:desc/>
        </draw:connector>
        <draw:connector draw:type="line" svg:x1="10.10655in" svg:y1="6.56336in" draw:start-shape="id107" draw:start-glue-point="2" svg:x2="10.10655in" svg:y2="6.92595in" draw:end-shape="id108" draw:end-glue-point="0" draw:id="id121" draw:style-name="a686" draw:name="Conector recto de flecha 178">
          <svg:title/>
          <svg:desc/>
        </draw:connector>
        <draw:connector draw:type="line" svg:x1="9.516in" svg:y1="7.17074in" draw:start-shape="id108" draw:start-glue-point="3" svg:x2="8.92545in" svg:y2="7.17074in" draw:end-shape="id111" draw:end-glue-point="1" draw:id="id122" draw:style-name="a688" draw:name="Conector recto de flecha 181">
          <svg:title/>
          <svg:desc/>
        </draw:connector>
        <draw:connector draw:type="line" svg:x1="8.32122in" svg:y1="7.47774in" draw:start-shape="id111" draw:start-glue-point="2" svg:x2="8.32122in" svg:y2="7.90497in" draw:end-shape="id97" draw:end-glue-point="0" draw:id="id123" draw:style-name="a690" draw:name="Conector recto de flecha 190">
          <svg:title/>
          <svg:desc/>
        </draw:connector>
        <draw:frame draw:id="id124" draw:style-name="a693" draw:name="CuadroTexto 64" svg:x="10.09538in" svg:y="5.78815in" svg:width="0.31457in" svg:height="0.20866in">
          <draw:text-box>
            <text:p text:style-name="a692" text:class-names="" text:cond-style-name=""><text:span text:style-name="a691" text:class-names="">SI</text:span></text:p>
          </draw:text-box>
          <svg:title/>
          <svg:desc/>
        </draw:frame>
        <draw:frame draw:id="id125" draw:style-name="a696" draw:name="CuadroTexto 65" svg:x="8.92178in" svg:y="5.34205in" svg:width="0.35433in" svg:height="0.27559in">
          <draw:text-box>
            <text:p text:style-name="a695" text:class-names="" text:cond-style-name=""><text:span text:style-name="a694" text:class-names="">NO</text:span></text:p>
          </draw:text-box>
          <svg:title/>
          <svg:desc/>
        </draw:frame>
        <draw:custom-shape svg:x="8.1774in" svg:y="2.63473in" svg:width="0.21739in" svg:height="0.19685in" draw:id="id126" draw:style-name="a699" draw:name="Elipse 98">
          <svg:title/>
          <svg:desc/>
          <text:p text:style-name="a698" text:class-names="" text:cond-style-name=""><text:span text:style-name="a697" text:class-names="">2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8.28609in" svg:y1="2.83158in" draw:start-shape="id126" draw:start-glue-point="2" svg:x2="8.28517in" svg:y2="3.18784in" draw:end-shape="id103" draw:end-glue-point="0" draw:id="id127" draw:style-name="a701" draw:name="Conector recto de flecha 199">
          <svg:title/>
          <svg:desc/>
        </draw:connector>
        <presentation:notes draw:style-name="a707">
          <draw:frame draw:id="id128" draw:style-name="a704" draw:name="Marcador de número de diapositiva 6" svg:x="4.67953in" svg:y="11.10827in" svg:width="3.5878in" svg:height="0.58425in">
            <draw:text-box>
              <text:p text:style-name="a703" text:class-names="" text:cond-style-name=""><text:span text:style-name="a702" text:class-names=""><text:page-number style:num-format="1" text:fixed="false"/></text:span></text:p>
            </draw:text-box>
            <svg:title/>
            <svg:desc/>
          </draw:frame>
          <draw:frame draw:id="id129" presentation:style-name="a705" draw:name="Marcador de notas 1" svg:x="0.82677in" svg:y="5.55394in" svg:width="6.61378in" svg:height="5.26181in" presentation:class="notes" presentation:placeholder="true">
            <draw:text-box/>
            <svg:title/>
            <svg:desc/>
          </draw:frame>
          <draw:page-thumbnail draw:page-number="1" svg:x="1.21007in" svg:y="0.88889in" svg:width="5.84549in" svg:height="4.38368in" presentation:class="page" draw:id="id130" presentation:style-name="a706" draw:name="Marcador de imagen de diapositiva 2">
            <svg:title/>
            <svg:desc/>
          </draw:page-thumbnail>
        </presentation:notes>
      </draw:page>
      <draw:page draw:name="Slide4" draw:style-name="a708" draw:master-page-name="Master1-Layout7-blank-En-blanco" presentation:presentation-page-layout-name="Master1-PPL7" draw:id="Slide-259">
        <draw:custom-shape svg:x="-0.0306in" svg:y="-0in" svg:width="3.31002in" svg:height="8.26716in" draw:id="id131" draw:style-name="a711" draw:name="Rectángulo 3">
          <svg:title/>
          <svg:desc/>
          <text:p text:style-name="a710" text:class-names="" text:cond-style-name=""><text:span text:style-name="a7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306in" svg:y="-0.00056in" svg:width="11.05491in" svg:height="8.26772in" draw:id="id132" draw:style-name="a714" draw:name="Rectángulo 4">
          <svg:title/>
          <svg:desc/>
          <text:p text:style-name="a713" text:class-names="" text:cond-style-name=""><text:span text:style-name="a7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306in" svg:y="0.01114in" svg:width="3.30752in" svg:height="0.40671in" draw:id="id133" draw:style-name="a717" draw:name="Forma libre 7">
          <svg:title/>
          <svg:desc/>
          <text:p text:style-name="a716" text:class-names="" text:cond-style-name=""><text:span text:style-name="a715" text:class-names="">Técnic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27692in" svg:y="-0.00036in" svg:width="2.54128in" svg:height="0.41765in" draw:id="id134" draw:style-name="a720" draw:name="Forma libre 8">
          <svg:title/>
          <svg:desc/>
          <text:p text:style-name="a719" text:class-names="" text:cond-style-name=""><text:span text:style-name="a718" text:class-names="">Jefe del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8182in" svg:y="-0.00036in" svg:width="3.55076in" svg:height="0.41939in" draw:id="id135" draw:style-name="a724" draw:name="Forma libre 9">
          <svg:title/>
          <svg:desc/>
          <text:p text:style-name="a723" text:class-names="" text:cond-style-name=""><text:span text:style-name="a721" text:class-names="">Asesor de Servicios</text:span><text:span text:style-name="a72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8207in" svg:y="-0.00036in" svg:width="3.54826in" svg:height="8.26772in" draw:id="id136" draw:style-name="a727" draw:name="Rectángulo 60">
          <svg:title/>
          <svg:desc/>
          <text:p text:style-name="a726" text:class-names="" text:cond-style-name=""><text:span text:style-name="a7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092in" svg:y="1.00531in" svg:width="1.33625in" svg:height="0.72179in" draw:id="id137" draw:style-name="a730" draw:name="Forma libre 63">
          <svg:title/>
          <svg:desc/>
          <text:p text:style-name="a729" text:class-names="" text:cond-style-name=""><text:span text:style-name="a728" text:class-names="">Realiza el trabajo encargado. Registra el mismo en la composición de la Orde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28772in" svg:y="1.97956in" svg:width="1.37795in" svg:height="0.3937in" draw:id="id138" draw:style-name="a733" draw:name="Forma libre 67">
          <svg:title/>
          <svg:desc/>
          <text:p text:style-name="a732" text:class-names="" text:cond-style-name=""><text:span text:style-name="a731" text:class-names="">¿Verifica mas trabajos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3.752in" svg:y="1.87543in" svg:width="1.34645in" svg:height="0.59977in" draw:id="id139" draw:style-name="a736" draw:name="Forma libre 70">
          <svg:title/>
          <svg:desc/>
          <text:p text:style-name="a735" text:class-names="" text:cond-style-name=""><text:span text:style-name="a734" text:class-names="">Informa al Asesor de Servicios la necesidad de una Ampliación de 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5014in" svg:y="2.83228in" svg:width="1.26552in" svg:height="0.49313in" draw:id="id140" draw:style-name="a739" draw:name="Forma libre 77">
          <svg:title/>
          <svg:desc/>
          <text:p text:style-name="a738" text:class-names="" text:cond-style-name=""><text:span text:style-name="a737" text:class-names="">Finaliza y documenta los trabajos encargados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89974in" svg:y="2.83228in" svg:width="1.26552in" svg:height="0.49313in" draw:id="id141" draw:style-name="a742" draw:name="Forma libre 91">
          <svg:title/>
          <svg:desc/>
          <text:p text:style-name="a741" text:class-names="" text:cond-style-name=""><text:span text:style-name="a740" text:class-names="">Realiza el Control final de la unidad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36897in" svg:y="0in" svg:width="1.64175in" svg:height="0.41903in" draw:id="id142" draw:style-name="a746" draw:name="Forma libre 34">
          <svg:title/>
          <svg:desc/>
          <text:p text:style-name="a745" text:class-names="" text:cond-style-name=""><text:span text:style-name="a743" text:class-names="">Gerente General</text:span><text:span text:style-name="a74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00657in" svg:y="1.94019in" svg:width="1.0589in" svg:height="0.47244in" draw:id="id143" draw:style-name="a749" draw:name="Forma libre 39">
          <svg:title/>
          <svg:desc/>
          <text:p text:style-name="a748" text:class-names="" text:cond-style-name=""><text:span text:style-name="a747" text:class-names="">Comunica al Jefe de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0.97732in" svg:y1="1.72709in" draw:start-shape="id137" draw:start-glue-point="2" svg:x2="0.97669in" svg:y2="1.97956in" draw:end-shape="id138" draw:end-glue-point="0" draw:id="id144" draw:style-name="a751" draw:name="Conector recto de flecha 89">
          <svg:title/>
          <svg:desc/>
        </draw:connector>
        <draw:connector draw:type="line" svg:x1="1.66567in" svg:y1="2.17642in" draw:start-shape="id138" draw:start-glue-point="1" svg:x2="2.00657in" svg:y2="2.17642in" draw:end-shape="id143" draw:end-glue-point="3" draw:id="id145" draw:style-name="a753" draw:name="Conector recto de flecha 92">
          <svg:title/>
          <svg:desc/>
        </draw:connector>
        <draw:connector draw:type="line" svg:x1="3.06547in" svg:y1="2.17642in" draw:start-shape="id143" draw:start-glue-point="1" svg:x2="3.752in" svg:y2="2.17531in" draw:end-shape="id139" draw:end-glue-point="3" draw:id="id146" draw:style-name="a755" draw:name="Conector recto de flecha 96">
          <svg:title/>
          <svg:desc/>
        </draw:connector>
        <draw:custom-shape svg:x="6.42471in" svg:y="4.86163in" svg:width="0.21739in" svg:height="0.19685in" draw:id="id147" draw:style-name="a758" draw:name="Elipse 98">
          <svg:title/>
          <svg:desc/>
          <text:p text:style-name="a757" text:class-names="" text:cond-style-name=""><text:span text:style-name="a756" text:class-names="">2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87978in" svg:y="0.55599in" svg:width="0.21739in" svg:height="0.19685in" draw:id="id148" draw:style-name="a761" draw:name="Elipse 100">
          <svg:title/>
          <svg:desc/>
          <text:p text:style-name="a760" text:class-names="" text:cond-style-name=""><text:span text:style-name="a759" text:class-names="">1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0.97669in" svg:y1="2.37326in" draw:start-shape="id138" draw:start-glue-point="2" svg:x2="0.9829in" svg:y2="2.83228in" draw:end-shape="id140" draw:end-glue-point="0" draw:id="id149" draw:style-name="a763" draw:name="Conector recto de flecha 124">
          <svg:title/>
          <svg:desc/>
        </draw:connector>
        <draw:connector draw:type="line" svg:x1="1.61566in" svg:y1="3.07884in" draw:start-shape="id140" draw:start-glue-point="1" svg:x2="3.89974in" svg:y2="3.07884in" draw:end-shape="id141" draw:end-glue-point="3" draw:id="id150" draw:style-name="a765" draw:name="Conector recto de flecha 142">
          <svg:title/>
          <svg:desc/>
        </draw:connector>
        <draw:frame draw:id="id151" draw:style-name="a768" draw:name="CuadroTexto 205" svg:x="0.96152in" svg:y="2.54189in" svg:width="0.35433in" svg:height="0.27559in">
          <draw:text-box>
            <text:p text:style-name="a767" text:class-names="" text:cond-style-name=""><text:span text:style-name="a766" text:class-names="">NO</text:span></text:p>
          </draw:text-box>
          <svg:title/>
          <svg:desc/>
        </draw:frame>
        <draw:frame draw:id="id152" draw:style-name="a771" draw:name="CuadroTexto 206" svg:x="1.63851in" svg:y="1.87834in" svg:width="0.31457in" svg:height="0.20866in">
          <draw:text-box>
            <text:p text:style-name="a770" text:class-names="" text:cond-style-name=""><text:span text:style-name="a769" text:class-names="">SI</text:span></text:p>
          </draw:text-box>
          <svg:title/>
          <svg:desc/>
        </draw:frame>
        <draw:custom-shape svg:x="9.54673in" svg:y="2.92252in" svg:width="1.36488in" svg:height="0.31265in" draw:id="id153" draw:style-name="a777" draw:name="Forma libre 68">
          <svg:title/>
          <svg:desc/>
          <text:p text:style-name="a776" text:class-names="" text:cond-style-name=""><text:span text:style-name="a772" text:class-names="">¿</text:span><text:span text:style-name="a773" text:class-names="">A</text:span><text:span text:style-name="a774" text:class-names="">prueba</text:span><text:span text:style-name="a775" text:class-names="">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7.11192in" svg:y="3.71759in" svg:width="1.25627in" svg:height="0.5446in" draw:id="id154" draw:style-name="a780" draw:name="Forma libre 69">
          <svg:title/>
          <svg:desc/>
          <text:p text:style-name="a779" text:class-names="" text:cond-style-name=""><text:span text:style-name="a778" text:class-names="">Confecciona la ampliación de la 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09341in" svg:y="1.87542in" svg:width="1.34645in" svg:height="0.59977in" draw:id="id155" draw:style-name="a783" draw:name="Forma libre 71">
          <svg:title/>
          <svg:desc/>
          <text:p text:style-name="a782" text:class-names="" text:cond-style-name=""><text:span text:style-name="a781" text:class-names="">Genera un presupuesto de acuerdo al trabajo informado por el Jefe de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07674in" svg:y="1.87142in" svg:width="1.04925in" svg:height="0.61248in" draw:id="id156" draw:style-name="a790" draw:name="Forma libre 72">
          <svg:title/>
          <svg:desc/>
          <text:p text:style-name="a789" text:class-names="" text:cond-style-name=""><text:span text:style-name="a784" text:class-names="">Solicita</text:span><text:span text:style-name="a785" text:class-names=""><text:s text:c="1"/>autori</text:span><text:span text:style-name="a786" text:class-names="">zación al Gerente General</text:span><text:span text:style-name="a787" text:class-names="">.</text:span><text:span text:style-name="a78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11192in" svg:y="4.68776in" svg:width="1.25627in" svg:height="0.5446in" draw:id="id157" draw:style-name="a796" draw:name="Forma libre 97">
          <svg:title/>
          <svg:desc/>
          <text:p text:style-name="a795" text:class-names="" text:cond-style-name=""><text:span text:style-name="a791" text:class-names="">Verifica agenda<text:s text:c="1"/></text:span><text:span text:style-name="a792" text:class-names="">y</text:span><text:span text:style-name="a793" text:class-names=""><text:s text:c="1"/>en caso de ser necesario modifica turnos.</text:span><text:span text:style-name="a79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50876in" svg:y="2.79946in" svg:width="1.23705in" svg:height="0.57895in" draw:id="id158" draw:style-name="a799" draw:name="Forma libre 99">
          <svg:title/>
          <svg:desc/>
          <text:p text:style-name="a798" text:class-names="" text:cond-style-name=""><text:span text:style-name="a797" text:class-names="">Comunica que no se realizarán los trabajos extr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9.54673in" svg:y1="3.07884in" draw:start-shape="id153" draw:start-glue-point="3" svg:x2="8.74581in" svg:y2="3.08894in" draw:end-shape="id158" draw:end-glue-point="1" draw:id="id159" draw:style-name="a801" draw:name="Conector recto de flecha 18">
          <svg:title/>
          <svg:desc/>
        </draw:connector>
        <draw:connector draw:type="line" svg:x1="7.43986in" svg:y1="2.17531in" draw:start-shape="id155" draw:start-glue-point="1" svg:x2="8.07674in" svg:y2="2.17766in" draw:end-shape="id156" draw:end-glue-point="3" draw:id="id160" draw:style-name="a803" draw:name="Conector recto de flecha 33">
          <svg:title/>
          <svg:desc/>
        </draw:connector>
        <draw:frame draw:id="id161" draw:style-name="a806" draw:name="CuadroTexto 174" svg:x="9.02425in" svg:y="2.91639in" svg:width="0.35433in" svg:height="0.27559in">
          <draw:text-box>
            <text:p text:style-name="a805" text:class-names="" text:cond-style-name=""><text:span text:style-name="a804" text:class-names="">NO</text:span></text:p>
          </draw:text-box>
          <svg:title/>
          <svg:desc/>
        </draw:frame>
        <draw:frame draw:id="id162" draw:style-name="a809" draw:name="CuadroTexto 175" svg:x="10.25582in" svg:y="3.41376in" svg:width="0.31457in" svg:height="0.20866in">
          <draw:text-box>
            <text:p text:style-name="a808" text:class-names="" text:cond-style-name=""><text:span text:style-name="a807" text:class-names="">SI</text:span></text:p>
          </draw:text-box>
          <svg:title/>
          <svg:desc/>
        </draw:frame>
        <draw:connector draw:type="standard" svg:x1="9.12599in" svg:y1="2.17766in" draw:start-shape="id156" draw:start-glue-point="1" svg:x2="10.22917in" svg:y2="2.92252in" draw:end-shape="id153" draw:end-glue-point="0" draw:id="id163" draw:style-name="a811" draw:name="Conector angular 57">
          <svg:title/>
          <svg:desc/>
        </draw:connector>
        <draw:connector draw:type="line" svg:x1="7.50876in" svg:y1="3.08894in" draw:start-shape="id158" draw:start-glue-point="3" svg:x2="5.16526in" svg:y2="3.07884in" draw:end-shape="id141" draw:end-glue-point="1" draw:id="id164" draw:style-name="a813" draw:name="Conector recto de flecha 118">
          <svg:title/>
          <svg:desc/>
        </draw:connector>
        <draw:custom-shape svg:x="7.92332in" svg:y="7.36761in" svg:width="1.34645in" svg:height="0.59977in" draw:id="id165" draw:style-name="a817" draw:name="Forma libre 71">
          <svg:title/>
          <svg:desc/>
          <text:p text:style-name="a816" text:class-names="" text:cond-style-name=""><text:span text:style-name="a814" text:class-names="">Se imputan los costos a los centros de la gerencia correspondiente</text:span><text:span text:style-name="a81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01981in" svg:y="5.79747in" svg:width="1.15346in" svg:height="0.55905in" draw:id="id166" draw:style-name="a821" draw:name="Forma libre 71">
          <svg:title/>
          <svg:desc/>
          <text:p text:style-name="a820" text:class-names="" text:cond-style-name=""><text:span text:style-name="a818" text:class-names="">Cierra OR.</text:span><text:span text:style-name="a81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23992in" svg:y="5.7775in" svg:width="1.23879in" svg:height="0.59899in" draw:id="id167" draw:style-name="a826" draw:name="Forma libre 71">
          <svg:title/>
          <svg:desc/>
          <text:p text:style-name="a825" text:class-names="" text:cond-style-name=""><text:span text:style-name="a822" text:class-names="">Recibe la unidad con los</text:span><text:span text:style-name="a823" text:class-names=""><text:s text:c="1"/>trabajos finalizados</text:span><text:span text:style-name="a82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2737in" svg:y="6.42694in" svg:width="1.43964in" svg:height="0.80131in" draw:id="id168" draw:style-name="a845" draw:name="Llamada con línea 1 (barra de énfasis) 129">
          <svg:title/>
          <svg:desc/>
          <text:p text:style-name="a829" text:class-names="" text:cond-style-name=""><text:span text:style-name="a827" text:class-names="">Centros de Costo</text:span><text:span text:style-name="a828" text:class-names="">:</text:span></text:p>
          <text:list text:style-name="a832">
            <text:list-item>
              <text:p text:style-name="a831" text:class-names="" text:cond-style-name=""><text:span text:style-name="a830" text:class-names="">Comercial</text:span></text:p>
            </text:list-item>
          </text:list>
          <text:list text:style-name="a835">
            <text:list-item>
              <text:p text:style-name="a834" text:class-names="" text:cond-style-name=""><text:span text:style-name="a833" text:class-names="">Postventa</text:span></text:p>
            </text:list-item>
          </text:list>
          <text:list text:style-name="a838">
            <text:list-item>
              <text:p text:style-name="a837" text:class-names="" text:cond-style-name=""><text:span text:style-name="a836" text:class-names="">Administración</text:span></text:p>
            </text:list-item>
          </text:list>
          <text:list text:style-name="a842">
            <text:list-item>
              <text:p text:style-name="a841" text:class-names="" text:cond-style-name=""><text:span text:style-name="a839" text:class-names="">Gerencia General</text:span><text:span text:style-name="a840" text:class-names=""/></text:p>
            </text:list-item>
          </text:list>
          <text:p text:style-name="a844" text:class-names="" text:cond-style-name=""><text:span text:style-name="a843" text:class-names=""/></text:p>
          <draw:enhanced-geometry xmlns:dr3d="urn:oasis:names:tc:opendocument:xmlns:dr3d:1.0" draw:path-stretchpoint-x="21600" draw:path-stretchpoint-y="21600" draw:type="non-primitive" svg:viewBox="0 0 21600 21600" draw:enhanced-path="S M ?f0 ?f2 L ?f1 ?f2 ?f1 ?f3 ?f0 ?f3 Z N F M ?f9 ?f2 L ?f9 ?f3 Z N F M ?f9 ?f8 L ?f11 ?f10 N" draw:text-areas="?f0 ?f2 ?f1 ?f3" draw:modifiers="32811 -2314 112500 -3833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?f6 / 21600"/>
            <draw:equation draw:name="f8" draw:formula="?f4 * ?f13 / 100000"/>
            <draw:equation draw:name="f9" draw:formula="?f5 * ?f12 / 100000"/>
            <draw:equation draw:name="f10" draw:formula="?f4 * ?f15 / 100000"/>
            <draw:equation draw:name="f11" draw:formula="?f5 * ?f14 / 100000"/>
            <draw:equation draw:name="f12" draw:formula="$1 / ?f7"/>
            <draw:equation draw:name="f13" draw:formula="$0 / ?f7"/>
            <draw:equation draw:name="f14" draw:formula="$3 / ?f7"/>
            <draw:equation draw:name="f15" draw:formula="$2 / ?f7"/>
          </draw:enhanced-geometry>
        </draw:custom-shape>
        <draw:connector draw:type="line" svg:x1="0.98848in" svg:y1="0.75283in" draw:start-shape="id148" draw:start-glue-point="2" svg:x2="0.97732in" svg:y2="1.00531in" draw:end-shape="id137" draw:end-glue-point="0" draw:id="id169" draw:style-name="a847" draw:name="Conector recto de flecha 131">
          <svg:title/>
          <svg:desc/>
        </draw:connector>
        <draw:connector draw:type="line" svg:x1="5.09845in" svg:y1="2.17531in" draw:start-shape="id139" draw:start-glue-point="1" svg:x2="6.09341in" svg:y2="2.17531in" draw:end-shape="id155" draw:end-glue-point="3" draw:id="id170" draw:style-name="a849" draw:name="Conector recto de flecha 142">
          <svg:title/>
          <svg:desc/>
        </draw:connector>
        <draw:connector draw:type="line" svg:x1="7.74006in" svg:y1="4.26219in" draw:start-shape="id154" draw:start-glue-point="2" svg:x2="7.74006in" svg:y2="4.68776in" draw:end-shape="id157" draw:end-glue-point="0" draw:id="id171" draw:style-name="a851" draw:name="Conector recto de flecha 155">
          <svg:title/>
          <svg:desc/>
        </draw:connector>
        <draw:connector draw:type="standard" svg:x1="8.92132in" svg:y1="2.68204in" draw:start-shape="id153" draw:start-glue-point="2" svg:x2="9.67604in" svg:y2="4.54302in" draw:end-shape="id154" draw:end-glue-point="1" draw:id="id172" draw:style-name="a853" draw:transform="translate(-9.29868in -3.61253in) rotate(-1.5708) translate(9.29868in 3.61253in)" draw:name="Conector angular 160">
          <svg:title/>
          <svg:desc/>
        </draw:connector>
        <draw:connector draw:type="line" svg:x1="7.11192in" svg:y1="4.96006in" draw:start-shape="id157" draw:start-glue-point="3" svg:x2="6.6421in" svg:y2="4.96006in" draw:end-shape="id147" draw:end-glue-point="1" draw:id="id173" draw:style-name="a855" draw:name="Conector recto de flecha 165">
          <svg:title/>
          <svg:desc/>
        </draw:connector>
        <draw:connector draw:type="standard" svg:x1="6.762in" svg:y1="3.84749in" draw:start-shape="id141" draw:start-glue-point="2" svg:x2="4.01041in" svg:y2="5.55491in" draw:end-shape="id167" draw:end-glue-point="3" draw:id="id174" draw:style-name="a857" draw:transform="translate(-5.38621in -4.7012in) rotate(-4.71239) translate(5.38621in 4.7012in)" draw:name="Conector angular 170">
          <svg:title/>
          <svg:desc/>
        </draw:connector>
        <draw:connector draw:type="line" svg:x1="7.47871in" svg:y1="6.07699in" draw:start-shape="id167" draw:start-glue-point="1" svg:x2="8.01981in" svg:y2="6.07699in" draw:end-shape="id166" draw:end-glue-point="3" draw:id="id175" draw:style-name="a859" draw:name="Conector recto de flecha 178">
          <svg:title/>
          <svg:desc/>
        </draw:connector>
        <draw:connector draw:type="line" svg:x1="8.59654in" svg:y1="6.35652in" draw:start-shape="id166" draw:start-glue-point="2" svg:x2="8.59654in" svg:y2="7.36761in" draw:end-shape="id165" draw:end-glue-point="0" draw:id="id176" draw:style-name="a861" draw:name="Conector recto de flecha 181">
          <svg:title/>
          <svg:desc/>
        </draw:connector>
        <draw:custom-shape svg:x="6.20378in" svg:y="7.27919in" svg:width="1.34645in" svg:height="0.76565in" draw:id="id177" draw:style-name="a866" draw:name="Forma libre 71">
          <svg:title/>
          <svg:desc/>
          <text:p text:style-name="a865" text:class-names="" text:cond-style-name=""><text:span text:style-name="a862" text:class-names="">Se notifica al responsable</text:span><text:span text:style-name="a863" text:class-names=""><text:s text:c="1"/>del centro de costos imputado sobre la incorporación de un nuevo gasto.</text:span><text:span text:style-name="a86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7.92332in" svg:y1="7.66749in" draw:start-shape="id165" draw:start-glue-point="3" svg:x2="7.55023in" svg:y2="7.66201in" draw:end-shape="id177" draw:end-glue-point="1" draw:id="id178" draw:style-name="a868" draw:name="Conector recto de flecha 186">
          <svg:title/>
          <svg:desc/>
        </draw:connector>
        <presentation:notes draw:style-name="a874">
          <draw:frame draw:id="id179" draw:style-name="a871" draw:name="Marcador de número de diapositiva 6" svg:x="4.67953in" svg:y="11.10827in" svg:width="3.5878in" svg:height="0.58425in">
            <draw:text-box>
              <text:p text:style-name="a870" text:class-names="" text:cond-style-name=""><text:span text:style-name="a869" text:class-names=""><text:page-number style:num-format="1" text:fixed="false"/></text:span></text:p>
            </draw:text-box>
            <svg:title/>
            <svg:desc/>
          </draw:frame>
          <draw:frame draw:id="id180" presentation:style-name="a872" draw:name="Marcador de notas 1" svg:x="0.82677in" svg:y="5.55394in" svg:width="6.61378in" svg:height="5.26181in" presentation:class="notes" presentation:placeholder="true">
            <draw:text-box/>
            <svg:title/>
            <svg:desc/>
          </draw:frame>
          <draw:page-thumbnail draw:page-number="2" svg:x="1.21007in" svg:y="0.88889in" svg:width="5.84549in" svg:height="4.38368in" presentation:class="page" draw:id="id181" presentation:style-name="a873" draw:name="Marcador de imagen de diapositiva 2">
            <svg:title/>
            <svg:desc/>
          </draw:page-thumbnail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81693in" svg:y="2.21142in" svg:width="9.38898in" svg:height="1.76929in"/>
      <presentation:placeholder presentation:object="object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81693in" svg:y="2.21142in" svg:width="9.38898in" svg:height="1.76929in"/>
      <presentation:placeholder presentation:object="object" svg:x="0.75868in" svg:y="2.20139in" svg:width="4.67014in" svg:height="5.24479in"/>
      <presentation:placeholder presentation:object="object" svg:x="5.59549in" svg:y="2.20139in" svg:width="4.6701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81693in" svg:y="2.21142in" svg:width="9.38898in" svg:height="1.769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81693in" svg:y="2.21142in" svg:width="9.38898in" svg:height="1.76929in"/>
      <presentation:placeholder presentation:object="outline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88889in" svg:y="2.20139in" svg:width="2.37674in" svg:height="5.24479in"/>
      <presentation:placeholder presentation:object="outline" svg:x="0.75868in" svg:y="2.20139in" svg:width="6.9635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687" svg:viewBox="0 0 20 30" svg:d="m10 0-10 30h20z"/>
    <draw:marker draw:name="a631" svg:viewBox="0 0 20 30" svg:d="m10 0-10 30h20z"/>
    <draw:marker draw:name="a700" svg:viewBox="0 0 20 30" svg:d="m10 0-10 30h20z"/>
    <draw:marker draw:name="a689" svg:viewBox="0 0 20 30" svg:d="m10 0-10 30h20z"/>
    <draw:marker draw:name="a671" svg:viewBox="0 0 20 30" svg:d="m10 0-10 30h20z"/>
    <draw:marker draw:name="a810" svg:viewBox="0 0 20 30" svg:d="m10 0-10 30h20z"/>
    <draw:marker draw:name="a867" svg:viewBox="0 0 20 30" svg:d="m10 0-10 30h20z"/>
    <draw:marker draw:name="a673" svg:viewBox="0 0 20 30" svg:d="m10 0-10 30h20z"/>
    <draw:marker draw:name="a812" svg:viewBox="0 0 20 30" svg:d="m10 0-10 30h20z"/>
    <draw:marker draw:name="a675" svg:viewBox="0 0 20 30" svg:d="m10 0-10 30h20z"/>
    <draw:marker draw:name="a850" svg:viewBox="0 0 20 30" svg:d="m10 0-10 30h20z"/>
    <draw:marker draw:name="a620" svg:viewBox="0 0 20 30" svg:d="m10 0-10 30h20z"/>
    <draw:marker draw:name="a852" svg:viewBox="0 0 20 30" svg:d="m10 0-10 30h20z"/>
    <draw:marker draw:name="a677" svg:viewBox="0 0 20 30" svg:d="m10 0-10 30h20z"/>
    <draw:marker draw:name="a622" svg:viewBox="0 0 20 30" svg:d="m10 0-10 30h20z"/>
    <draw:marker draw:name="a854" svg:viewBox="0 0 20 30" svg:d="m10 0-10 30h20z"/>
    <draw:marker draw:name="a679" svg:viewBox="0 0 20 30" svg:d="m10 0-10 30h20z"/>
    <draw:marker draw:name="a856" svg:viewBox="0 0 20 30" svg:d="m10 0-10 30h20z"/>
    <draw:marker draw:name="a800" svg:viewBox="0 0 20 30" svg:d="m10 0-10 30h20z"/>
    <draw:marker draw:name="a858" svg:viewBox="0 0 20 30" svg:d="m10 0-10 30h20z"/>
    <draw:marker draw:name="a627" svg:viewBox="0 0 20 30" svg:d="m10 0-10 30h20z"/>
    <draw:marker draw:name="a802" svg:viewBox="0 0 20 30" svg:d="m10 0-10 30h20z"/>
    <draw:marker draw:name="a629" svg:viewBox="0 0 20 30" svg:d="m10 0-10 30h20z"/>
    <draw:marker draw:name="a667" svg:viewBox="0 0 20 30" svg:d="m10 0-10 30h20z"/>
    <draw:marker draw:name="a610" svg:viewBox="0 0 20 30" svg:d="m10 0-10 30h20z"/>
    <draw:marker draw:name="a669" svg:viewBox="0 0 20 30" svg:d="m10 0-10 30h20z"/>
    <draw:marker draw:name="a612" svg:viewBox="0 0 20 30" svg:d="m10 0-10 30h20z"/>
    <draw:marker draw:name="a614" svg:viewBox="0 0 20 30" svg:d="m10 0-10 30h20z"/>
    <draw:marker draw:name="a846" svg:viewBox="0 0 20 30" svg:d="m10 0-10 30h20z"/>
    <draw:marker draw:name="a848" svg:viewBox="0 0 20 30" svg:d="m10 0-10 30h20z"/>
    <draw:marker draw:name="a762" svg:viewBox="0 0 20 30" svg:d="m10 0-10 30h20z"/>
    <draw:marker draw:name="a764" svg:viewBox="0 0 20 30" svg:d="m10 0-10 30h20z"/>
    <draw:marker draw:name="a681" svg:viewBox="0 0 20 30" svg:d="m10 0-10 30h20z"/>
    <draw:marker draw:name="a750" svg:viewBox="0 0 20 30" svg:d="m10 0-10 30h20z"/>
    <draw:marker draw:name="a683" svg:viewBox="0 0 20 30" svg:d="m10 0-10 30h20z"/>
    <draw:marker draw:name="a752" svg:viewBox="0 0 20 30" svg:d="m10 0-10 30h20z"/>
    <draw:marker draw:name="a685" svg:viewBox="0 0 20 30" svg:d="m10 0-10 30h20z"/>
    <draw:marker draw:name="a860" svg:viewBox="0 0 20 30" svg:d="m10 0-10 30h20z"/>
    <draw:marker draw:name="a754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7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draw:fill="none" draw:stroke="none"/>
    </style:style>
    <style:style style:family="presentation" style:name="a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draw:fill="none" draw:stroke="non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draw:fill="none" draw:stroke="non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draw:fill="none" draw:stroke="non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draw:fill="none" draw:stroke="non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draw:fill="none" draw:stroke="non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">
      <style:graphic-properties draw:fill="none" draw:stroke="non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draw:fill="none" draw:stroke="non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draw:fill="none" draw:stroke="non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Maestro-de-títulos-(predeterminado)" style:page-layout-name="pageLayout1" draw:style-name="a0">
      <draw:frame draw:id="id0" presentation:style-name="a3" draw:name="Marcador de título 1" svg:x="0.81693in" svg:y="2.21142in" svg:width="9.38898in" svg:height="1.76929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6" draw:name="Marcador de subtítulo 2" svg:x="1.64685in" svg:y="4.33071in" svg:width="7.72874in" svg:height="2.10512in" presentation:class="subtitle" presentation:placeholder="false">
        <draw:text-box>
          <text:p text:style-name="a5" text:class-names="" text:cond-style-name=""><text:span text:style-name="a4" text:class-names=""/></text:p>
        </draw:text-box>
        <svg:title/>
        <svg:desc/>
      </draw:frame>
      <draw:frame draw:id="id2" presentation:style-name="a9" draw:name="Marcador de fecha 3" svg:x="0.55118in" svg:y="7.53189in" svg:width="2.56811in" svg:height="0.57008in" presentation:class="date-time" presentation:placeholder="false">
        <draw:text-box>
          <text:p text:style-name="a8" text:class-names="" text:cond-style-name=""><text:span text:style-name="a7" text:class-names=""/></text:p>
        </draw:text-box>
        <svg:title/>
        <svg:desc/>
      </draw:frame>
      <draw:frame draw:id="id3" presentation:style-name="a12" draw:name="Marcador de pie de página 4" svg:x="3.77008in" svg:y="7.53189in" svg:width="3.49409in" svg:height="0.57008in" presentation:class="footer" presentation:placeholder="false">
        <draw:text-box>
          <text:p text:style-name="a11" text:class-names="" text:cond-style-name=""><text:span text:style-name="a10" text:class-names=""/></text:p>
        </draw:text-box>
        <svg:title/>
        <svg:desc/>
      </draw:frame>
      <draw:frame draw:id="id4" presentation:style-name="a15" draw:name="Marcador de número de diapositiva 5" svg:x="7.90394in" svg:y="7.53189in" svg:width="2.56811in" svg:height="0.57008in" presentation:class="page-number" presentation:placeholder="false">
        <draw:text-box>
          <text:p text:style-name="a14" text:class-names="" text:cond-style-name=""><text:span text:style-name="a13" text:class-names=""><text:page-number style:num-format="1" text:fixed="false"/></text:span></text:p>
        </draw:text-box>
        <svg:title/>
        <svg:desc/>
      </draw:frame>
      <presentation:notes style:page-layout-name="pageLayout2" draw:style-name="a32">
        <draw:page-thumbnail svg:x="1.21063in" svg:y="0.88858in" svg:width="5.84567in" svg:height="4.38425in" presentation:class="page" draw:id="id5" presentation:style-name="a16" draw:name="Marcador de imagen de diapositiva 1">
          <svg:title/>
          <svg:desc/>
        </draw:page-thumbnail>
        <draw:frame draw:id="id6" presentation:style-name="a19" draw:name="Marcador de notas 2" svg:x="0.82677in" svg:y="5.55394in" svg:width="6.61378in" svg:height="5.26142in" presentation:class="notes" presentation:placeholder="false">
          <draw:text-box>
            <text:p text:style-name="a18" text:class-names="" text:cond-style-name=""><text:span text:style-name="a17" text:class-names=""/></text:p>
          </draw:text-box>
          <svg:title/>
          <svg:desc/>
        </draw:frame>
        <draw:frame draw:id="id7" presentation:style-name="a22" draw:name="Marcador de encabezado 3" svg:x="0in" svg:y="0in" svg:width="3.5878in" svg:height="0.58425in" presentation:class="header" presentation:placeholder="false">
          <draw:text-box>
            <text:p text:style-name="a21" text:class-names="" text:cond-style-name=""><text:span text:style-name="a20" text:class-names=""/></text:p>
          </draw:text-box>
          <svg:title/>
          <svg:desc/>
        </draw:frame>
        <draw:frame draw:id="id8" presentation:style-name="a25" draw:name="Marcador de fecha 4" svg:x="4.67953in" svg:y="0in" svg:width="3.5878in" svg:height="0.58425in" presentation:class="date-time" presentation:placeholder="false">
          <draw:text-box>
            <text:p text:style-name="a24" text:class-names="" text:cond-style-name=""><text:span text:style-name="a23" text:class-names=""/></text:p>
          </draw:text-box>
          <svg:title/>
          <svg:desc/>
        </draw:frame>
        <draw:frame draw:id="id9" presentation:style-name="a28" draw:name="Marcador de pie de página 5" svg:x="0in" svg:y="11.10827in" svg:width="3.5878in" svg:height="0.58425in" presentation:class="foot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10" presentation:style-name="a31" draw:name="Marcador de número de diapositiva 6" svg:x="4.67953in" svg:y="11.10827in" svg:width="3.5878in" svg:height="0.58425in" presentation:class="page-number" presentation:placeholder="false">
          <draw:text-box>
            <text:p text:style-name="a30" text:class-names="" text:cond-style-name=""><text:span text:style-name="a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33">
      <draw:frame draw:id="id11" presentation:style-name="a37" draw:name="Título 1" svg:x="1.37847in" svg:y="1.35243in" svg:width="8.26736in" svg:height="2.87847in" presentation:class="title" presentation:placeholder="false">
        <draw:text-box>
          <text:p text:style-name="a36" text:class-names="" text:cond-style-name=""><text:span text:style-name="a34" text:class-names="">Haga clic para modificar el estilo de título del patrón</text:span><text:span text:style-name="a35" text:class-names=""/></text:p>
        </draw:text-box>
        <svg:title/>
        <svg:desc/>
      </draw:frame>
      <draw:frame draw:id="id12" presentation:style-name="a41" draw:name="Subtítulo 2" svg:x="1.37847in" svg:y="4.34201in" svg:width="8.26736in" svg:height="1.99653in" presentation:class="subtitle" presentation:placeholder="false">
        <draw:text-box>
          <text:p text:style-name="a40" text:class-names="" text:cond-style-name=""><text:span text:style-name="a38" text:class-names="">Haga clic para modificar el estilo de subtítulo del patrón</text:span><text:span text:style-name="a39" text:class-names=""/></text:p>
        </draw:text-box>
        <svg:title/>
        <svg:desc/>
      </draw:frame>
      <draw:frame draw:id="id13" presentation:style-name="a44" draw:name="Marcador de fecha 3" svg:x="0.55118in" svg:y="7.53189in" svg:width="2.56811in" svg:height="0.57008in" presentation:class="date-time" presentation:placeholder="false">
        <draw:text-box>
          <text:p text:style-name="a43" text:class-names="" text:cond-style-name=""><text:span text:style-name="a42" text:class-names=""/></text:p>
        </draw:text-box>
        <svg:title/>
        <svg:desc/>
      </draw:frame>
      <draw:frame draw:id="id14" presentation:style-name="a47" draw:name="Marcador de pie de página 4" svg:x="3.77008in" svg:y="7.53189in" svg:width="3.49409in" svg:height="0.57008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15" presentation:style-name="a50" draw:name="Marcador de número de diapositiva 5" svg:x="7.90394in" svg:y="7.53189in" svg:width="2.56811in" svg:height="0.57008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  <presentation:notes style:page-layout-name="pageLayout2" draw:style-name="a67">
        <draw:page-thumbnail svg:x="1.21063in" svg:y="0.88858in" svg:width="5.84567in" svg:height="4.38425in" presentation:class="page" draw:id="id5" presentation:style-name="a51" draw:name="Marcador de imagen de diapositiva 1">
          <svg:title/>
          <svg:desc/>
        </draw:page-thumbnail>
        <draw:frame draw:id="id6" presentation:style-name="a54" draw:name="Marcador de notas 2" svg:x="0.82677in" svg:y="5.55394in" svg:width="6.61378in" svg:height="5.26142in" presentation:class="notes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7" presentation:style-name="a57" draw:name="Marcador de encabezado 3" svg:x="0in" svg:y="0in" svg:width="3.5878in" svg:height="0.58425in" presentation:class="head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8" presentation:style-name="a60" draw:name="Marcador de fecha 4" svg:x="4.67953in" svg:y="0in" svg:width="3.5878in" svg:height="0.58425in" presentation:class="date-time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9" presentation:style-name="a63" draw:name="Marcador de pie de página 5" svg:x="0in" svg:y="11.10827in" svg:width="3.5878in" svg:height="0.58425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0" presentation:style-name="a66" draw:name="Marcador de número de diapositiva 6" svg:x="4.67953in" svg:y="11.10827in" svg:width="3.5878in" svg:height="0.58425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68">
      <draw:frame draw:id="id16" presentation:style-name="a72" draw:name="Título 1" svg:x="0.81693in" svg:y="2.21142in" svg:width="9.38898in" svg:height="1.76929in" presentation:class="title" presentation:placeholder="false">
        <draw:text-box>
          <text:p text:style-name="a71" text:class-names="" text:cond-style-name=""><text:span text:style-name="a69" text:class-names="">Haga clic para modificar el estilo de título del patrón</text:span><text:span text:style-name="a70" text:class-names=""/></text:p>
        </draw:text-box>
        <svg:title/>
        <svg:desc/>
      </draw:frame>
      <draw:frame draw:id="id17" presentation:style-name="a88" draw:name="Marcador de contenido 2" svg:x="0.75868in" svg:y="2.20139in" svg:width="9.50694in" svg:height="5.24479in" presentation:class="object" presentation:placeholder="false">
        <draw:text-box>
          <text:p text:style-name="a74" text:class-names="" text:cond-style-name=""><text:span text:style-name="a73" text:class-names="">Haga clic para modificar el estilo de texto del patrón</text:span></text:p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gundo ni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ercer ni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4" text:class-names="">Quinto nivel</text:span><text:span text:style-name="a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1" draw:name="Marcador de fecha 3" svg:x="0.55118in" svg:y="7.53189in" svg:width="2.56811in" svg:height="0.57008in" presentation:class="date-time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ie de página 4" svg:x="3.77008in" svg:y="7.53189in" svg:width="3.49409in" svg:height="0.57008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0" presentation:style-name="a97" draw:name="Marcador de número de diapositiva 5" svg:x="7.90394in" svg:y="7.53189in" svg:width="2.56811in" svg:height="0.57008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page-thumbnail svg:x="1.21063in" svg:y="0.88858in" svg:width="5.84567in" svg:height="4.38425in" presentation:class="page" draw:id="id5" presentation:style-name="a98" draw:name="Marcador de imagen de diapositiva 1">
          <svg:title/>
          <svg:desc/>
        </draw:page-thumbnail>
        <draw:frame draw:id="id6" presentation:style-name="a101" draw:name="Marcador de notas 2" svg:x="0.82677in" svg:y="5.55394in" svg:width="6.61378in" svg:height="5.26142in" presentation:class="notes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7" presentation:style-name="a104" draw:name="Marcador de encabezado 3" svg:x="0in" svg:y="0in" svg:width="3.5878in" svg:height="0.58425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8" presentation:style-name="a107" draw:name="Marcador de fecha 4" svg:x="4.67953in" svg:y="0in" svg:width="3.5878in" svg:height="0.58425in" presentation:class="date-time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9" presentation:style-name="a110" draw:name="Marcador de pie de página 5" svg:x="0in" svg:y="11.10827in" svg:width="3.5878in" svg:height="0.5842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0" presentation:style-name="a113" draw:name="Marcador de número de diapositiva 6" svg:x="4.67953in" svg:y="11.10827in" svg:width="3.5878in" svg:height="0.5842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15">
      <draw:frame draw:id="id21" presentation:style-name="a119" draw:name="Título 1" svg:x="0.75174in" svg:y="2.06076in" svg:width="9.50868in" svg:height="3.43924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2" presentation:style-name="a123" draw:name="Marcador de texto 2" svg:x="0.75174in" svg:y="5.53299in" svg:width="9.50868in" svg:height="1.80729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el estilo de texto del patrón</text:span></text:p>
            </text:list-item>
          </text:list>
        </draw:text-box>
        <svg:title/>
        <svg:desc/>
      </draw:frame>
      <draw:frame draw:id="id23" presentation:style-name="a126" draw:name="Marcador de fecha 3" svg:x="0.55118in" svg:y="7.53189in" svg:width="2.56811in" svg:height="0.57008in" presentation:class="date-time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4" presentation:style-name="a129" draw:name="Marcador de pie de página 4" svg:x="3.77008in" svg:y="7.53189in" svg:width="3.49409in" svg:height="0.57008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5" presentation:style-name="a132" draw:name="Marcador de número de diapositiva 5" svg:x="7.90394in" svg:y="7.53189in" svg:width="2.56811in" svg:height="0.57008in" presentation:class="page-number" presentation:placeholder="false">
        <draw:text-box>
          <text:p text:style-name="a131" text:class-names="" text:cond-style-name=""><text:span text:style-name="a130" text:class-names=""><text:page-number style:num-format="1" text:fixed="false"/></text:span></text:p>
        </draw:text-box>
        <svg:title/>
        <svg:desc/>
      </draw:frame>
      <presentation:notes style:page-layout-name="pageLayout2" draw:style-name="a149">
        <draw:page-thumbnail svg:x="1.21063in" svg:y="0.88858in" svg:width="5.84567in" svg:height="4.38425in" presentation:class="page" draw:id="id5" presentation:style-name="a133" draw:name="Marcador de imagen de diapositiva 1">
          <svg:title/>
          <svg:desc/>
        </draw:page-thumbnail>
        <draw:frame draw:id="id6" presentation:style-name="a136" draw:name="Marcador de notas 2" svg:x="0.82677in" svg:y="5.55394in" svg:width="6.61378in" svg:height="5.26142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7" presentation:style-name="a139" draw:name="Marcador de encabezado 3" svg:x="0in" svg:y="0in" svg:width="3.5878in" svg:height="0.5842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8" presentation:style-name="a142" draw:name="Marcador de fecha 4" svg:x="4.67953in" svg:y="0in" svg:width="3.5878in" svg:height="0.5842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9" presentation:style-name="a145" draw:name="Marcador de pie de página 5" svg:x="0in" svg:y="11.10827in" svg:width="3.5878in" svg:height="0.58425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0" presentation:style-name="a148" draw:name="Marcador de número de diapositiva 6" svg:x="4.67953in" svg:y="11.10827in" svg:width="3.5878in" svg:height="0.58425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50">
      <draw:frame draw:id="id26" presentation:style-name="a154" draw:name="Título 1" svg:x="0.81693in" svg:y="2.21142in" svg:width="9.38898in" svg:height="1.76929in" presentation:class="title" presentation:placeholder="false">
        <draw:text-box>
          <text:p text:style-name="a153" text:class-names="" text:cond-style-name=""><text:span text:style-name="a151" text:class-names="">Haga clic para modificar el estilo de título del patrón</text:span><text:span text:style-name="a152" text:class-names=""/></text:p>
        </draw:text-box>
        <svg:title/>
        <svg:desc/>
      </draw:frame>
      <draw:frame draw:id="id27" presentation:style-name="a170" draw:name="Marcador de contenido 2" svg:x="0.75868in" svg:y="2.20139in" svg:width="4.67014in" svg:height="5.24479in" presentation:class="object" presentation:placeholder="false">
        <draw:text-box>
          <text:p text:style-name="a156" text:class-names="" text:cond-style-name=""><text:span text:style-name="a155" text:class-names="">Haga clic para modificar el estilo de texto del patrón</text:span></text:p>
          <text:list text:style-name="a159">
            <text:list-item>
              <text:list text:style-name="a159">
                <text:list-item>
                  <text:p text:style-name="a158" text:class-names="" text:cond-style-name=""><text:span text:style-name="a157" text:class-names="">Segundo nivel</text:span></text:p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p text:style-name="a161" text:class-names="" text:cond-style-name=""><text:span text:style-name="a16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p text:style-name="a164" text:class-names="" text:cond-style-name=""><text:span text:style-name="a16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6" text:class-names="">Quinto nivel</text:span><text:span text:style-name="a1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6" draw:name="Marcador de contenido 3" svg:x="5.59549in" svg:y="2.20139in" svg:width="4.67014in" svg:height="5.24479in" presentation:class="object" presentation:placeholder="false">
        <draw:text-box>
          <text:p text:style-name="a172" text:class-names="" text:cond-style-name=""><text:span text:style-name="a171" text:class-names="">Haga clic para modificar el estilo de texto del patrón</text:span></text:p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9" draw:name="Marcador de fecha 4" svg:x="0.55118in" svg:y="7.53189in" svg:width="2.56811in" svg:height="0.57008in" presentation:class="date-time" presentation:placeholder="false">
        <draw:text-box>
          <text:p text:style-name="a188" text:class-names="" text:cond-style-name=""><text:span text:style-name="a187" text:class-names=""/></text:p>
        </draw:text-box>
        <svg:title/>
        <svg:desc/>
      </draw:frame>
      <draw:frame draw:id="id30" presentation:style-name="a192" draw:name="Marcador de pie de página 5" svg:x="3.77008in" svg:y="7.53189in" svg:width="3.49409in" svg:height="0.57008in" presentation:class="footer" presentation:placeholder="false">
        <draw:text-box>
          <text:p text:style-name="a191" text:class-names="" text:cond-style-name=""><text:span text:style-name="a190" text:class-names=""/></text:p>
        </draw:text-box>
        <svg:title/>
        <svg:desc/>
      </draw:frame>
      <draw:frame draw:id="id31" presentation:style-name="a195" draw:name="Marcador de número de diapositiva 6" svg:x="7.90394in" svg:y="7.53189in" svg:width="2.56811in" svg:height="0.57008in" presentation:class="page-number" presentation:placeholder="false">
        <draw:text-box>
          <text:p text:style-name="a194" text:class-names="" text:cond-style-name=""><text:span text:style-name="a193" text:class-names=""><text:page-number style:num-format="1" text:fixed="false"/></text:span></text:p>
        </draw:text-box>
        <svg:title/>
        <svg:desc/>
      </draw:frame>
      <presentation:notes style:page-layout-name="pageLayout2" draw:style-name="a212">
        <draw:page-thumbnail svg:x="1.21063in" svg:y="0.88858in" svg:width="5.84567in" svg:height="4.38425in" presentation:class="page" draw:id="id5" presentation:style-name="a196" draw:name="Marcador de imagen de diapositiva 1">
          <svg:title/>
          <svg:desc/>
        </draw:page-thumbnail>
        <draw:frame draw:id="id6" presentation:style-name="a199" draw:name="Marcador de notas 2" svg:x="0.82677in" svg:y="5.55394in" svg:width="6.61378in" svg:height="5.26142in" presentation:class="notes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7" presentation:style-name="a202" draw:name="Marcador de encabezado 3" svg:x="0in" svg:y="0in" svg:width="3.5878in" svg:height="0.58425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8" presentation:style-name="a205" draw:name="Marcador de fecha 4" svg:x="4.67953in" svg:y="0in" svg:width="3.5878in" svg:height="0.58425in" presentation:class="date-time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9" presentation:style-name="a208" draw:name="Marcador de pie de página 5" svg:x="0in" svg:y="11.10827in" svg:width="3.5878in" svg:height="0.58425in" presentation:class="foot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10" presentation:style-name="a211" draw:name="Marcador de número de diapositiva 6" svg:x="4.67953in" svg:y="11.10827in" svg:width="3.5878in" svg:height="0.58425in" presentation:class="page-number" presentation:placeholder="false">
          <draw:text-box>
            <text:p text:style-name="a210" text:class-names="" text:cond-style-name=""><text:span text:style-name="a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13">
      <draw:frame draw:id="id32" presentation:style-name="a217" draw:name="Título 1" svg:x="0.75868in" svg:y="0.44097in" svg:width="9.50868in" svg:height="1.59722in" presentation:class="title" presentation:placeholder="false">
        <draw:text-box>
          <text:p text:style-name="a216" text:class-names="" text:cond-style-name=""><text:span text:style-name="a214" text:class-names="">Haga clic para modificar el estilo de título del patrón</text:span><text:span text:style-name="a215" text:class-names=""/></text:p>
        </draw:text-box>
        <svg:title/>
        <svg:desc/>
      </draw:frame>
      <draw:frame draw:id="id33" presentation:style-name="a221" draw:name="Marcador de texto 2" svg:x="0.75868in" svg:y="2.02604in" svg:width="4.66493in" svg:height="0.99306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Haga clic para modificar el estilo de texto del patrón</text:span></text:p>
            </text:list-item>
          </text:list>
        </draw:text-box>
        <svg:title/>
        <svg:desc/>
      </draw:frame>
      <draw:frame draw:id="id34" presentation:style-name="a237" draw:name="Marcador de contenido 3" svg:x="0.75868in" svg:y="3.0191in" svg:width="4.66493in" svg:height="4.44271in" presentation:class="object" presentation:placeholder="false">
        <draw:text-box>
          <text:p text:style-name="a223" text:class-names="" text:cond-style-name=""><text:span text:style-name="a222" text:class-names="">Haga clic para modificar el estilo de texto del patrón</text:span></text:p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gundo ni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Quinto nivel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1" draw:name="Marcador de texto 4" svg:x="5.5816in" svg:y="2.02604in" svg:width="4.68576in" svg:height="0.99306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Haga clic para modificar el estilo de texto del patrón</text:span></text:p>
            </text:list-item>
          </text:list>
        </draw:text-box>
        <svg:title/>
        <svg:desc/>
      </draw:frame>
      <draw:frame draw:id="id36" presentation:style-name="a257" draw:name="Marcador de contenido 5" svg:x="5.5816in" svg:y="3.0191in" svg:width="4.68576in" svg:height="4.44271in" presentation:class="object" presentation:placeholder="false">
        <draw:text-box>
          <text:p text:style-name="a243" text:class-names="" text:cond-style-name=""><text:span text:style-name="a242" text:class-names="">Haga clic para modificar el estilo de texto del patrón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gundo ni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Quinto ni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0" draw:name="Marcador de fecha 6" svg:x="0.55118in" svg:y="7.53189in" svg:width="2.56811in" svg:height="0.57008in" presentation:class="date-time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38" presentation:style-name="a263" draw:name="Marcador de pie de página 7" svg:x="3.77008in" svg:y="7.53189in" svg:width="3.49409in" svg:height="0.57008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9" presentation:style-name="a266" draw:name="Marcador de número de diapositiva 8" svg:x="7.90394in" svg:y="7.53189in" svg:width="2.56811in" svg:height="0.57008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/></text:span></text:p>
        </draw:text-box>
        <svg:title/>
        <svg:desc/>
      </draw:frame>
      <presentation:notes style:page-layout-name="pageLayout2" draw:style-name="a283">
        <draw:page-thumbnail svg:x="1.21063in" svg:y="0.88858in" svg:width="5.84567in" svg:height="4.38425in" presentation:class="page" draw:id="id5" presentation:style-name="a267" draw:name="Marcador de imagen de diapositiva 1">
          <svg:title/>
          <svg:desc/>
        </draw:page-thumbnail>
        <draw:frame draw:id="id6" presentation:style-name="a270" draw:name="Marcador de notas 2" svg:x="0.82677in" svg:y="5.55394in" svg:width="6.61378in" svg:height="5.26142in" presentation:class="notes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7" presentation:style-name="a273" draw:name="Marcador de encabezado 3" svg:x="0in" svg:y="0in" svg:width="3.5878in" svg:height="0.58425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8" presentation:style-name="a276" draw:name="Marcador de fecha 4" svg:x="4.67953in" svg:y="0in" svg:width="3.5878in" svg:height="0.58425in" presentation:class="date-time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9" presentation:style-name="a279" draw:name="Marcador de pie de página 5" svg:x="0in" svg:y="11.10827in" svg:width="3.5878in" svg:height="0.58425in" presentation:class="foot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10" presentation:style-name="a282" draw:name="Marcador de número de diapositiva 6" svg:x="4.67953in" svg:y="11.10827in" svg:width="3.5878in" svg:height="0.58425in" presentation:class="page-number" presentation:placeholder="false">
          <draw:text-box>
            <text:p text:style-name="a281" text:class-names="" text:cond-style-name=""><text:span text:style-name="a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84">
      <draw:frame draw:id="id40" presentation:style-name="a288" draw:name="Título 1" svg:x="0.81693in" svg:y="2.21142in" svg:width="9.38898in" svg:height="1.76929in" presentation:class="title" presentation:placeholder="false">
        <draw:text-box>
          <text:p text:style-name="a287" text:class-names="" text:cond-style-name=""><text:span text:style-name="a285" text:class-names="">Haga clic para modificar el estilo de título del patrón</text:span><text:span text:style-name="a286" text:class-names=""/></text:p>
        </draw:text-box>
        <svg:title/>
        <svg:desc/>
      </draw:frame>
      <draw:frame draw:id="id41" presentation:style-name="a291" draw:name="Marcador de fecha 2" svg:x="0.55118in" svg:y="7.53189in" svg:width="2.56811in" svg:height="0.57008in" presentation:class="date-time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42" presentation:style-name="a294" draw:name="Marcador de pie de página 3" svg:x="3.77008in" svg:y="7.53189in" svg:width="3.49409in" svg:height="0.57008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43" presentation:style-name="a297" draw:name="Marcador de número de diapositiva 4" svg:x="7.90394in" svg:y="7.53189in" svg:width="2.56811in" svg:height="0.57008in" presentation:class="page-number" presentation:placeholder="false">
        <draw:text-box>
          <text:p text:style-name="a296" text:class-names="" text:cond-style-name=""><text:span text:style-name="a295" text:class-names=""><text:page-number style:num-format="1" text:fixed="false"/></text:span></text:p>
        </draw:text-box>
        <svg:title/>
        <svg:desc/>
      </draw:frame>
      <presentation:notes style:page-layout-name="pageLayout2" draw:style-name="a314">
        <draw:page-thumbnail svg:x="1.21063in" svg:y="0.88858in" svg:width="5.84567in" svg:height="4.38425in" presentation:class="page" draw:id="id5" presentation:style-name="a298" draw:name="Marcador de imagen de diapositiva 1">
          <svg:title/>
          <svg:desc/>
        </draw:page-thumbnail>
        <draw:frame draw:id="id6" presentation:style-name="a301" draw:name="Marcador de notas 2" svg:x="0.82677in" svg:y="5.55394in" svg:width="6.61378in" svg:height="5.26142in" presentation:class="notes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7" presentation:style-name="a304" draw:name="Marcador de encabezado 3" svg:x="0in" svg:y="0in" svg:width="3.5878in" svg:height="0.58425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8" presentation:style-name="a307" draw:name="Marcador de fecha 4" svg:x="4.67953in" svg:y="0in" svg:width="3.5878in" svg:height="0.58425in" presentation:class="date-time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9" presentation:style-name="a310" draw:name="Marcador de pie de página 5" svg:x="0in" svg:y="11.10827in" svg:width="3.5878in" svg:height="0.58425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3" draw:name="Marcador de número de diapositiva 6" svg:x="4.67953in" svg:y="11.10827in" svg:width="3.5878in" svg:height="0.58425in" presentation:class="page-number" presentation:placeholder="false">
          <draw:text-box>
            <text:p text:style-name="a312" text:class-names="" text:cond-style-name=""><text:span text:style-name="a3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15">
      <draw:frame draw:id="id44" presentation:style-name="a318" draw:name="Marcador de fecha 1" svg:x="0.55118in" svg:y="7.53189in" svg:width="2.56811in" svg:height="0.57008in" presentation:class="date-time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45" presentation:style-name="a321" draw:name="Marcador de pie de página 2" svg:x="3.77008in" svg:y="7.53189in" svg:width="3.49409in" svg:height="0.57008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46" presentation:style-name="a324" draw:name="Marcador de número de diapositiva 3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5" presentation:style-name="a325" draw:name="Marcador de imagen de diapositiva 1">
          <svg:title/>
          <svg:desc/>
        </draw:page-thumbnail>
        <draw:frame draw:id="id6" presentation:style-name="a328" draw:name="Marcador de notas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Marcador de encabezado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Marcador de fecha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Marcador de pie de página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Marcador de número de diapositiva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42">
      <draw:frame draw:id="id47" presentation:style-name="a346" draw:name="Título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3" text:class-names="">Haga clic para modificar el estilo de título del patrón</text:span><text:span text:style-name="a344" text:class-names=""/></text:p>
        </draw:text-box>
        <svg:title/>
        <svg:desc/>
      </draw:frame>
      <draw:frame draw:id="id48" presentation:style-name="a362" draw:name="Marcador de contenido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Haga clic para modificar el estilo de texto del patrón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gundo ni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Quinto ni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Marcador de texto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369" draw:name="Marcador de fecha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Marcador de pie de página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Marcador de número de diapositiva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Marcador de imagen de diapositiva 1">
          <svg:title/>
          <svg:desc/>
        </draw:page-thumbnail>
        <draw:frame draw:id="id6" presentation:style-name="a379" draw:name="Marcador de notas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Marcador de encabezado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Marcador de fecha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Marcador de pie de página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Marcador de número de diapositiva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393">
      <draw:frame draw:id="id53" presentation:style-name="a397" draw:name="Título 1" svg:x="0.75868in" svg:y="0.55035in" svg:width="3.55556in" svg:height="1.93056in" presentation:class="title" presentation:placeholder="false">
        <draw:text-box>
          <text:p text:style-name="a396" text:class-names="" text:cond-style-name=""><text:span text:style-name="a394" text:class-names="">Haga clic para modificar el estilo de título del patrón</text:span><text:span text:style-name="a395" text:class-names=""/></text:p>
        </draw:text-box>
        <svg:title/>
        <svg:desc/>
      </draw:frame>
      <draw:frame draw:id="id54" presentation:style-name="a400" draw:name="Marcador de posición de imagen 2" svg:x="4.6875in" svg:y="1.19097in" svg:width="5.57986in" svg:height="5.875in" presentation:class="graphic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55" presentation:style-name="a404" draw:name="Marcador de texto 3" svg:x="0.75868in" svg:y="2.4809in" svg:width="3.55556in" svg:height="4.59375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Haga clic para modificar el estilo de texto del patrón</text:span></text:p>
            </text:list-item>
          </text:list>
        </draw:text-box>
        <svg:title/>
        <svg:desc/>
      </draw:frame>
      <draw:frame draw:id="id56" presentation:style-name="a407" draw:name="Marcador de fecha 4" svg:x="0.55118in" svg:y="7.53189in" svg:width="2.56811in" svg:height="0.57008in" presentation:class="date-time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7" presentation:style-name="a410" draw:name="Marcador de pie de página 5" svg:x="3.77008in" svg:y="7.53189in" svg:width="3.49409in" svg:height="0.57008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8" presentation:style-name="a413" draw:name="Marcador de número de diapositiva 6" svg:x="7.90394in" svg:y="7.53189in" svg:width="2.56811in" svg:height="0.57008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  <presentation:notes style:page-layout-name="pageLayout2" draw:style-name="a430">
        <draw:page-thumbnail svg:x="1.21063in" svg:y="0.88858in" svg:width="5.84567in" svg:height="4.38425in" presentation:class="page" draw:id="id5" presentation:style-name="a414" draw:name="Marcador de imagen de diapositiva 1">
          <svg:title/>
          <svg:desc/>
        </draw:page-thumbnail>
        <draw:frame draw:id="id6" presentation:style-name="a417" draw:name="Marcador de notas 2" svg:x="0.82677in" svg:y="5.55394in" svg:width="6.61378in" svg:height="5.26142in" presentation:class="notes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7" presentation:style-name="a420" draw:name="Marcador de encabezado 3" svg:x="0in" svg:y="0in" svg:width="3.5878in" svg:height="0.58425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8" presentation:style-name="a423" draw:name="Marcador de fecha 4" svg:x="4.67953in" svg:y="0in" svg:width="3.5878in" svg:height="0.58425in" presentation:class="date-time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9" presentation:style-name="a426" draw:name="Marcador de pie de página 5" svg:x="0in" svg:y="11.10827in" svg:width="3.5878in" svg:height="0.58425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0" presentation:style-name="a429" draw:name="Marcador de número de diapositiva 6" svg:x="4.67953in" svg:y="11.10827in" svg:width="3.5878in" svg:height="0.58425in" presentation:class="page-number" presentation:placeholder="false">
          <draw:text-box>
            <text:p text:style-name="a428" text:class-names="" text:cond-style-name=""><text:span text:style-name="a4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31">
      <draw:frame draw:id="id59" presentation:style-name="a435" draw:name="Título 1" svg:x="0.81693in" svg:y="2.21142in" svg:width="9.38898in" svg:height="1.76929in" presentation:class="title" presentation:placeholder="false">
        <draw:text-box>
          <text:p text:style-name="a434" text:class-names="" text:cond-style-name=""><text:span text:style-name="a432" text:class-names="">Haga clic para modificar el estilo de título del patrón</text:span><text:span text:style-name="a433" text:class-names=""/></text:p>
        </draw:text-box>
        <svg:title/>
        <svg:desc/>
      </draw:frame>
      <draw:frame draw:id="id60" presentation:style-name="a452" draw:name="Marcador de texto vertical 2" svg:x="0.75868in" svg:y="2.20139in" svg:width="9.50694in" svg:height="5.24479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Haga clic para modificar el estilo de texto del patrón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gundo ni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ercer ni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Quinto ni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5" draw:name="Marcador de fecha 3" svg:x="0.55118in" svg:y="7.53189in" svg:width="2.56811in" svg:height="0.57008in" presentation:class="date-time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2" presentation:style-name="a458" draw:name="Marcador de pie de página 4" svg:x="3.77008in" svg:y="7.53189in" svg:width="3.49409in" svg:height="0.57008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63" presentation:style-name="a461" draw:name="Marcador de número de diapositiva 5" svg:x="7.90394in" svg:y="7.53189in" svg:width="2.56811in" svg:height="0.57008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  <presentation:notes style:page-layout-name="pageLayout2" draw:style-name="a478">
        <draw:page-thumbnail svg:x="1.21063in" svg:y="0.88858in" svg:width="5.84567in" svg:height="4.38425in" presentation:class="page" draw:id="id5" presentation:style-name="a462" draw:name="Marcador de imagen de diapositiva 1">
          <svg:title/>
          <svg:desc/>
        </draw:page-thumbnail>
        <draw:frame draw:id="id6" presentation:style-name="a465" draw:name="Marcador de notas 2" svg:x="0.82677in" svg:y="5.55394in" svg:width="6.61378in" svg:height="5.26142in" presentation:class="notes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7" presentation:style-name="a468" draw:name="Marcador de encabezado 3" svg:x="0in" svg:y="0in" svg:width="3.5878in" svg:height="0.58425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8" presentation:style-name="a471" draw:name="Marcador de fecha 4" svg:x="4.67953in" svg:y="0in" svg:width="3.5878in" svg:height="0.58425in" presentation:class="date-time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9" presentation:style-name="a474" draw:name="Marcador de pie de página 5" svg:x="0in" svg:y="11.10827in" svg:width="3.5878in" svg:height="0.58425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0" presentation:style-name="a477" draw:name="Marcador de número de diapositiva 6" svg:x="4.67953in" svg:y="11.10827in" svg:width="3.5878in" svg:height="0.58425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79">
      <draw:frame draw:id="id64" presentation:style-name="a483" draw:name="Título vertical 1" svg:x="7.88889in" svg:y="2.20139in" svg:width="2.37674in" svg:height="5.24479in" presentation:class="title" presentation:placeholder="false">
        <draw:text-box>
          <text:p text:style-name="a482" text:class-names="" text:cond-style-name=""><text:span text:style-name="a480" text:class-names="">Haga clic para modificar el estilo de título del patrón</text:span><text:span text:style-name="a481" text:class-names=""/></text:p>
        </draw:text-box>
        <svg:title/>
        <svg:desc/>
      </draw:frame>
      <draw:frame draw:id="id65" presentation:style-name="a500" draw:name="Marcador de texto vertical 2" svg:x="0.75868in" svg:y="2.20139in" svg:width="6.96354in" svg:height="5.24479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Haga clic para modificar el estilo de texto del patrón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Segundo nivel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Tercer nivel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list text:style-name="a499">
                            <text:list-item>
                              <text:p text:style-name="a498" text:class-names="" text:cond-style-name=""><text:span text:style-name="a496" text:class-names="">Quinto nivel</text:span><text:span text:style-name="a4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3" draw:name="Marcador de fecha 3" svg:x="0.55118in" svg:y="7.53189in" svg:width="2.56811in" svg:height="0.57008in" presentation:class="date-time" presentation:placeholder="false">
        <draw:text-box>
          <text:p text:style-name="a502" text:class-names="" text:cond-style-name=""><text:span text:style-name="a501" text:class-names=""/></text:p>
        </draw:text-box>
        <svg:title/>
        <svg:desc/>
      </draw:frame>
      <draw:frame draw:id="id67" presentation:style-name="a506" draw:name="Marcador de pie de página 4" svg:x="3.77008in" svg:y="7.53189in" svg:width="3.49409in" svg:height="0.57008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68" presentation:style-name="a509" draw:name="Marcador de número de diapositiva 5" svg:x="7.90394in" svg:y="7.53189in" svg:width="2.56811in" svg:height="0.57008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  <presentation:notes style:page-layout-name="pageLayout2" draw:style-name="a526">
        <draw:page-thumbnail svg:x="1.21063in" svg:y="0.88858in" svg:width="5.84567in" svg:height="4.38425in" presentation:class="page" draw:id="id5" presentation:style-name="a510" draw:name="Marcador de imagen de diapositiva 1">
          <svg:title/>
          <svg:desc/>
        </draw:page-thumbnail>
        <draw:frame draw:id="id6" presentation:style-name="a513" draw:name="Marcador de notas 2" svg:x="0.82677in" svg:y="5.55394in" svg:width="6.61378in" svg:height="5.26142in" presentation:class="notes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7" presentation:style-name="a516" draw:name="Marcador de encabezado 3" svg:x="0in" svg:y="0in" svg:width="3.5878in" svg:height="0.58425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8" presentation:style-name="a519" draw:name="Marcador de fecha 4" svg:x="4.67953in" svg:y="0in" svg:width="3.5878in" svg:height="0.58425in" presentation:class="date-time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9" presentation:style-name="a522" draw:name="Marcador de pie de página 5" svg:x="0in" svg:y="11.10827in" svg:width="3.5878in" svg:height="0.58425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Marcador de número de diapositiva 6" svg:x="4.67953in" svg:y="11.10827in" svg:width="3.5878in" svg:height="0.58425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7">
      <draw:frame draw:id="id69" presentation:style-name="a530" draw:name="Marcador de encabezado 1" svg:x="0in" svg:y="0in" svg:width="3.5878in" svg:height="0.58425in" presentation:class="head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0" presentation:style-name="a533" draw:name="Marcador de fecha 2" svg:x="4.67953in" svg:y="0in" svg:width="3.5878in" svg:height="0.58425in" presentation:class="date-time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71" presentation:style-name="a536" draw:name="Marcador de pie de página 3" svg:x="0in" svg:y="11.10827in" svg:width="3.5878in" svg:height="0.58425in" presentation:class="foot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72" presentation:style-name="a539" draw:name="Marcador de número de diapositiva 4" svg:x="4.67953in" svg:y="11.10827in" svg:width="3.5878in" svg:height="0.58425in" presentation:class="page-number" presentation:placeholder="false">
        <draw:text-box>
          <text:p text:style-name="a538" text:class-names="" text:cond-style-name=""><text:span text:style-name="a537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usuario</meta:initial-creator>
    <dc:creator>usuario</dc:creator>
    <meta:creation-date>2013-09-02T14:19:27Z</meta:creation-date>
    <dc:date>2014-03-21T15:39:08Z</dc:date>
    <meta:editing-cycles>63</meta:editing-cycles>
    <meta:editing-duration>PT116470S</meta:editing-duration>
    <meta:document-statistic meta:paragraph-count="63" meta:word-count="367"/>
  </office:meta>
</office:document-meta>
</file>